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24cm"/>
    </style:style>
    <style:style style:name="co2" style:family="table-column">
      <style:table-column-properties fo:break-before="auto" style:column-width="13.153cm"/>
    </style:style>
    <style:style style:name="co3" style:family="table-column">
      <style:table-column-properties fo:break-before="auto" style:column-width="8.278cm"/>
    </style:style>
    <style:style style:name="co4" style:family="table-column">
      <style:table-column-properties fo:break-before="auto" style:column-width="6.408cm"/>
    </style:style>
    <style:style style:name="co5" style:family="table-column">
      <style:table-column-properties fo:break-before="auto" style:column-width="1.697cm"/>
    </style:style>
    <style:style style:name="co6" style:family="table-column">
      <style:table-column-properties fo:break-before="auto" style:column-width="39.568cm"/>
    </style:style>
    <style:style style:name="co7" style:family="table-column">
      <style:table-column-properties fo:break-before="auto" style:column-width="2.258cm"/>
    </style:style>
    <style:style style:name="co8" style:family="table-column">
      <style:table-column-properties fo:break-before="auto" style:column-width="4.519cm"/>
    </style:style>
    <style:style style:name="co9" style:family="table-column">
      <style:table-column-properties fo:break-before="auto" style:column-width="26.797cm"/>
    </style:style>
    <style:style style:name="co10" style:family="table-column">
      <style:table-column-properties fo:break-before="auto" style:column-width="4.202cm"/>
    </style:style>
    <style:style style:name="co11" style:family="table-column">
      <style:table-column-properties fo:break-before="auto" style:column-width="6.1cm"/>
    </style:style>
    <style:style style:name="co12" style:family="table-column">
      <style:table-column-properties fo:break-before="auto" style:column-width="4.112cm"/>
    </style:style>
    <style:style style:name="co13" style:family="table-column">
      <style:table-column-properties fo:break-before="auto" style:column-width="1.443cm"/>
    </style:style>
    <style:style style:name="co14" style:family="table-column">
      <style:table-column-properties fo:break-before="auto" style:column-width="3.403cm"/>
    </style:style>
    <style:style style:name="co15" style:family="table-column">
      <style:table-column-properties fo:break-before="auto" style:column-width="1.633cm"/>
    </style:style>
    <style:style style:name="co16" style:family="table-column">
      <style:table-column-properties fo:break-before="auto" style:column-width="26.388cm"/>
    </style:style>
    <style:style style:name="co17" style:family="table-column">
      <style:table-column-properties fo:break-before="auto" style:column-width="4.329cm"/>
    </style:style>
    <style:style style:name="ro1" style:family="table-row">
      <style:table-row-properties style:row-height="0.452cm" fo:break-before="auto" style:use-optimal-row-height="true"/>
    </style:style>
    <style:style style:name="ro2" style:family="table-row">
      <style:table-row-properties style:row-height="2.947cm" fo:break-before="auto" style:use-optimal-row-height="false"/>
    </style:style>
    <style:style style:name="ro3" style:family="table-row">
      <style:table-row-properties style:row-height="3.844cm" fo:break-before="auto" style:use-optimal-row-height="false"/>
    </style:style>
    <style:style style:name="ro4" style:family="table-row">
      <style:table-row-properties style:row-height="3.87cm" fo:break-before="auto" style:use-optimal-row-height="false"/>
    </style:style>
    <style:style style:name="ro5" style:family="table-row">
      <style:table-row-properties style:row-height="5.976cm" fo:break-before="auto" style:use-optimal-row-height="true"/>
    </style:style>
    <style:style style:name="ro6" style:family="table-row">
      <style:table-row-properties style:row-height="3.605cm" fo:break-before="auto" style:use-optimal-row-height="true"/>
    </style:style>
    <style:style style:name="ro7" style:family="table-row">
      <style:table-row-properties style:row-height="5.186cm" fo:break-before="auto" style:use-optimal-row-height="true"/>
    </style:style>
    <style:style style:name="ro8" style:family="table-row">
      <style:table-row-properties style:row-height="7.555cm" fo:break-before="auto" style:use-optimal-row-height="true"/>
    </style:style>
    <style:style style:name="ro9" style:family="table-row">
      <style:table-row-properties style:row-height="4.396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5.581cm" fo:break-before="auto" style:use-optimal-row-height="true"/>
    </style:style>
    <style:style style:name="ro12" style:family="table-row">
      <style:table-row-properties style:row-height="4.791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2.027cm" fo:break-before="auto" style:use-optimal-row-height="true"/>
    </style:style>
    <style:style style:name="ro15" style:family="table-row">
      <style:table-row-properties style:row-height="2.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vertical-align="top"/>
      <style:paragraph-properties fo:text-align="start" fo:margin-left="0cm"/>
    </style:style>
    <style:style style:name="ce2" style:family="table-cell" style:parent-style-name="Default">
      <style:table-cell-properties style:text-align-source="fix" style:repeat-content="false" fo:wrap-option="wrap" style:vertical-align="top"/>
      <style:paragraph-properties fo:text-align="start" fo:margin-left="0cm"/>
    </style:style>
    <style:style style:name="ce3" style:family="table-cell" style:parent-style-name="Default">
      <style:table-cell-properties style:text-align-source="fix" style:repeat-content="false" style:vertical-align="top"/>
      <style:paragraph-properties fo:text-align="start" fo:margin-left="0cm"/>
    </style:style>
  </office:automatic-styles>
  <office:body>
    <office:spreadsheet>
      <table:calculation-settings table:automatic-find-labels="false" table:use-regular-expressions="false" table:use-wildcards="true"/>
      <table:table table:name="top10citedarticles" table:style-name="ta1">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1"/>
        <table:table-column table:style-name="co5" table:default-cell-style-name="ce1"/>
        <table:table-column table:style-name="co6" table:default-cell-style-name="ce2"/>
        <table:table-column table:style-name="co7" table:number-columns-repeated="1018" table:default-cell-style-name="ce2"/>
        <table:table-row table:style-name="ro1">
          <table:table-cell office:value-type="string" calcext:value-type="string">
            <text:p>Rank</text:p>
          </table:table-cell>
          <table:table-cell office:value-type="string" calcext:value-type="string">
            <text:p>Title</text:p>
          </table:table-cell>
          <table:table-cell office:value-type="string" calcext:value-type="string">
            <text:p>Author</text:p>
          </table:table-cell>
          <table:table-cell office:value-type="string" calcext:value-type="string">
            <text:p>DOI</text:p>
          </table:table-cell>
          <table:table-cell office:value-type="string" calcext:value-type="string">
            <text:p>Citations</text:p>
          </table:table-cell>
          <table:table-cell office:value-type="string" calcext:value-type="string">
            <text:p>Abstract</text:p>
          </table:table-cell>
          <table:table-cell office:value-type="string" calcext:value-type="string">
            <text:p>Disc1: Type</text:p>
          </table:table-cell>
          <table:table-cell table:number-columns-repeated="1017"/>
        </table:table-row>
        <table:table-row table:style-name="ro2">
          <table:table-cell office:value-type="float" office:value="1" calcext:value-type="float">
            <text:p>1</text:p>
          </table:table-cell>
          <table:table-cell office:value-type="string" calcext:value-type="string">
            <text:p>DETERMINANTS OF CAREGIVING BURDEN AND QUALITY OF LIFE IN CAREGIVERS OF STROKE PATIENTS</text:p>
          </table:table-cell>
          <table:table-cell office:value-type="string" calcext:value-type="string">
            <text:p>MCCULLAGH E;BRIGSTOCKE G;DONALDSON N;KALRA L</text:p>
          </table:table-cell>
          <table:table-cell office:value-type="string" calcext:value-type="string">
            <text:p>10.1161/01.STR.0000181755.23914.53</text:p>
          </table:table-cell>
          <table:table-cell office:value-type="float" office:value="277" calcext:value-type="float">
            <text:p>277</text:p>
          </table:table-cell>
          <table:table-cell office:value-type="string" calcext:value-type="string">
            <text:p>Background and purpose - a large proportion of disabled stroke survivors live at home and are supported by informal caregivers. Identification of determinants of caregiver burden will help to target caregiver interventions. Methods - data on patient, caregiver, and health and social support characteristics were collected prospectively over 1 year in 232 stroke survivors in a randomized trial of caregiver training. The contribution of these variables to caregiver burden score (cbs) and quality of life (qol) measures at 3 months and 1 year was analyzed using regression models. Results - stroke patients had a mean age of 74 +/- 11 years, and 120 (52\%) were men. The mean age of caregivers was 65.7 +/- 12.5 years, 149 (64\%) were females, and 116 (50\%) had received caregiver training. The mean cbs was 48 +/- 13 and 38 +/- 11 (score range of bad to good 88 to 22) and qol score was 75 +/- 16 and 75 +/- 15 (score range of bad to good 0 to 100) at 3 months and 1 year, respectively. Cbs and qol correlated with each other and with patient (age, dependency, and mood), caregiver (age, gender, mood, and training), and support (social services and family networks) variables. Of these, only patient and caregiver emotional status, caregiver age and gender, and participation in caregiver training were independent predictors of either outcome at 3 months. Patient dependency and family support were additional independent predictors at 1 year. Social services support predicted institutionalization but not caregiver outcomes. Conclusion - advancing age and anxiety in patients and caregivers, high dependency, and poor family support identify caregivers at risk of adverse outcomes, which may be reduced by caregiver training.</text:p>
          </table:table-cell>
          <table:table-cell office:value-type="string" calcext:value-type="string">
            <text:p>Determinant</text:p>
          </table:table-cell>
          <table:table-cell table:number-columns-repeated="1017"/>
        </table:table-row>
        <table:table-row table:style-name="ro3">
          <table:table-cell office:value-type="float" office:value="2" calcext:value-type="float">
            <text:p>2</text:p>
          </table:table-cell>
          <table:table-cell office:value-type="string" calcext:value-type="string">
            <text:p>CAREGIVER'S BURDEN OF PATIENTS 3 YEARS AFTER STROKE ASSESSED BY A NOVEL CAREGIVER BURDEN SCALE</text:p>
          </table:table-cell>
          <table:table-cell office:value-type="string" calcext:value-type="string">
            <text:p>ELMSTAHL S;MALMBERG B;ANNERSTEDT L</text:p>
          </table:table-cell>
          <table:table-cell office:value-type="string" calcext:value-type="string">
            <text:p>10.1016/S0003-9993(96)90164-1</text:p>
          </table:table-cell>
          <table:table-cell office:value-type="float" office:value="210" calcext:value-type="float">
            <text:p>210</text:p>
          </table:table-cell>
          <table:table-cell office:value-type="string" calcext:value-type="string">
            <text:p>Objective: to assess burden of caregivers to stroke patients three year after a primary stroke and to test validity and reliability of a novel caregiver burden scale (cb scale). Design: a longitudinal community-based 3-year follow-up study of 35 consecutive primary stroke patients initially admitted to an acute medical unit (mean age 82 yr). The validity of the cb scale was studied in 150 patients (mean age 77 yr):83 demented outpatients assessed for need of group living and 67 outpatients with stroke from a general geriatric day-care unit. Reliability was studied in another 23 outpatients (mean age 72 yr) with stroke from the same unit. Methods: a 22-item cb scale for different types of caregiver burden and scales for neuroticism and extroversion (eysenck personality inventory) and quality of life (ii-item scale). Activities of daily life were assessed by a 6-item scale, initially and 3 years later. Outcome measure: reliability and validity of the cb scale. Improvements of activities of daily life of stroke patients. Results: factor analyses of the cb scale gave five indices-general strain, isolation, disappointment, emotional involvement, and environment-having good kappa values, .89 to 1.00 and cronbach's alpha, .70 to .87, except for environment. A higher burden was related to a closer relationship but not to the living situation. The highest caregiver burden was found among patients showing the greatest improvements of adl, when divided into tertiles. The patient's degree of extroversion and quality of life were negatively correlated to caregiver burden, .46 (p &lt; .05) and .59 (p &lt; .01). Conclusions: the cb scale proved to be a valid and reliable instrument to assess caregiver burden. To improve the caregiver situation, individual patient personality characteristics, like extroversion, feeling of quality of life, and progression of the disease, must be considered. (c) 1996 by the american congress of rehabilitation medicine and the american academy of physical medicine and rehabilitation.</text:p>
          </table:table-cell>
          <table:table-cell office:value-type="string" calcext:value-type="string">
            <text:p>Level &amp; questionaire</text:p>
          </table:table-cell>
          <table:table-cell table:number-columns-repeated="1017"/>
        </table:table-row>
        <table:table-row table:style-name="ro2">
          <table:table-cell office:value-type="float" office:value="3" calcext:value-type="float">
            <text:p>3</text:p>
          </table:table-cell>
          <table:table-cell office:value-type="string" calcext:value-type="string">
            <text:p>CAREGIVER BURDEN AND HEALTH-RELATED QUALITY OF LIFE AMONG JAPANESE STROKE CAREGIVERS</text:p>
          </table:table-cell>
          <table:table-cell office:value-type="string" calcext:value-type="string">
            <text:p>MORIMOTO T;SCHREINER AS;ASANO H</text:p>
          </table:table-cell>
          <table:table-cell office:value-type="string" calcext:value-type="string">
            <text:p>10.1093/ageing/32.2.218</text:p>
          </table:table-cell>
          <table:table-cell office:value-type="float" office:value="179" calcext:value-type="float">
            <text:p>179</text:p>
          </table:table-cell>
          <table:table-cell office:value-type="string" calcext:value-type="string">
            <text:p>Objective: the present study had two main purposes: 1. To examine the relationship between caregiver burden and health-related quality of life in family caregivers of older stroke patients in japan; and 2. To examine which characteristics of the caregiving situation significantly relate to increased burden. Methods: subjects (n = 100) were recruited from seven randomly selected neurological hospitals with out-patient rehabilitation clinics in western japan and interviewed using the zarit burden interview, the modified barthel index, the geriatric depression scale and the sf-12 health survey for health-related quality of life. Results: increased caregiver burden was significantly related to worsening health-related quality of life, particularly worsening mental health (geriatric depression scale and sf-12 items), even after controlling for caregiver age, sex, chronic illness, average caregiving hours/day, and functional dependence of the care-recipient. Discussion: findings indicate that increased burden significantly relates to decreased health-related quality of life among stroke caregivers. In addition, the prevalence of depressive symptoms among caregivers was twice that of community dwelling older people. Roughly 52\% of caregivers had geriatric depression scale scores that warranted further evaluation. Despite the prevalence of depressive symptoms only one caregiver had received any psychiatric care during their caregiving tenure.</text:p>
          </table:table-cell>
          <table:table-cell office:value-type="string" calcext:value-type="string">
            <text:p>determinant</text:p>
          </table:table-cell>
          <table:table-cell table:number-columns-repeated="1017"/>
        </table:table-row>
        <table:table-row table:style-name="ro2">
          <table:table-cell office:value-type="float" office:value="4" calcext:value-type="float">
            <text:p>4</text:p>
          </table:table-cell>
          <table:table-cell office:value-type="string" calcext:value-type="string">
            <text:p>BURDEN OF INFORMAL CAREGIVING FOR STROKE PATIENTS - IDENTIFICATION OF CAREGIVERS AT RISK OF ADVERSE HEALTH EFFECTS</text:p>
          </table:table-cell>
          <table:table-cell office:value-type="string" calcext:value-type="string">
            <text:p>VAN EXEL NJA;KOOPMANSCHAP MA;VAN DEN BERG B;BROUWER WBF;VAN DEN BOS GAM</text:p>
          </table:table-cell>
          <table:table-cell table:style-name="ce3" office:value-type="string" calcext:value-type="string">
            <text:p>10.1159/000081906</text:p>
          </table:table-cell>
          <table:table-cell table:style-name="ce3" office:value-type="float" office:value="112" calcext:value-type="float">
            <text:p>112</text:p>
          </table:table-cell>
          <table:table-cell office:value-type="string" calcext:value-type="string">
            <text:p>Background: we assessed the objective and subjective burden of caregiving for stroke patients and investigated which characteristics of the patient, the informal caregiver and the objective burden contribute most to subjective burden and to the condition of feeling substantially burdened. Methods: we studied a sample of 151 stroke survivors and their primary informal caregivers. We collected data through patient and caregiver interviews 6 months after stroke. Results: both the level of subjective burden and the condition of feeling substantially burdened were associated with both caregiver's and patient's health-related quality of life, patient's age, and the number of caregiving tasks performed. Conclusions: these conditions can be used in clinical practice to identify potentially vulnerable caregivers in need of support and at risk of adverse health effects. Monitoring stroke survivors as well as their family caregivers at discharge may help to prevent or alleviate caregiver burden. Copyright (c) 2005 s. Karger ag, basel.</text:p>
          </table:table-cell>
          <table:table-cell office:value-type="string" calcext:value-type="string">
            <text:p>determinant</text:p>
          </table:table-cell>
          <table:table-cell table:number-columns-repeated="1017"/>
        </table:table-row>
        <table:table-row table:style-name="ro2">
          <table:table-cell office:value-type="float" office:value="5" calcext:value-type="float">
            <text:p>5</text:p>
          </table:table-cell>
          <table:table-cell office:value-type="string" calcext:value-type="string">
            <text:p>CAREGIVER BURDEN, TIME SPENT CARING AND HEALTH STATUS IN THE FIRST 12 MONTHS FOLLOWING STROKE</text:p>
          </table:table-cell>
          <table:table-cell office:value-type="string" calcext:value-type="string">
            <text:p>TOOTH L;MCKENNA K;BARNETT A;PRESCOTT C;MURPHY S</text:p>
          </table:table-cell>
          <table:table-cell table:style-name="ce3" office:value-type="string" calcext:value-type="string">
            <text:p>10.1080/02699050500110785</text:p>
          </table:table-cell>
          <table:table-cell table:style-name="ce3" office:value-type="float" office:value="98" calcext:value-type="float">
            <text:p>98</text:p>
          </table:table-cell>
          <table:table-cell office:value-type="string" calcext:value-type="string">
            <text:p>Objective: to quantify time caring, burden and health status in carers of stroke patients after discharge from rehabilitation; to identify the potentially modifiable sociodemographic and clinical characteristics associated with these outcomes. Methods: patients and carers prospectively interviewed 6 (n = 71) and 12 (n = 57) months after discharge. Relationships of carer and patient variables with burden, health status and time analysed by gaussian and poisson regression. Results: carers showed considerable burden at 6 and 12 months. Carers spent 4.6 and 3.6 hours per day assisting patients with daily activities at 6 and 12 months, respectively. Improved patient motor and cognitive function were associated with reductions of up to 20 minutes per day in time spent in daily activities. Better patient mental health and cognitive function were associated with better carer mental health. Conclusions: potentially modifiable factors such as these may be able to be targeted by caregiver training, support and education programmes and outpatient therapy for patients.</text:p>
          </table:table-cell>
          <table:table-cell office:value-type="string" calcext:value-type="string">
            <text:p>determinant</text:p>
          </table:table-cell>
          <table:table-cell table:number-columns-repeated="1017"/>
        </table:table-row>
        <table:table-row table:style-name="ro4">
          <table:table-cell office:value-type="float" office:value="6" calcext:value-type="float">
            <text:p>6</text:p>
          </table:table-cell>
          <table:table-cell office:value-type="string" calcext:value-type="string">
            <text:p>FACTORS AFFECTING THE BURDEN ON CAREGIVERS OF STROKE SURVIVORS IN SOUTH KOREA</text:p>
          </table:table-cell>
          <table:table-cell office:value-type="string" calcext:value-type="string">
            <text:p>CHOI-KWON S;KIM HS;KWON SU;KIM JS</text:p>
          </table:table-cell>
          <table:table-cell table:style-name="ce3" office:value-type="string" calcext:value-type="string">
            <text:p>10.1016/j.apmr.2004.09.013</text:p>
          </table:table-cell>
          <table:table-cell table:style-name="ce3" office:value-type="float" office:value="92" calcext:value-type="float">
            <text:p>92</text:p>
          </table:table-cell>
          <table:table-cell office:value-type="string" calcext:value-type="string">
            <text:p>Objective: to elucidate the factors related to the caregiver burden in stroke survivors in seoul, korea. Design: cross-sectional study. Setting: outpatient clinic of a university hospital in korea. Participants: we randomly selected 340 stroke patients and evaluated them for 3 years poststroke. Among them, 147 caregivers and patients were finally interviewed. Interventions: patients' demographic data, neurologic symptoms, depression, ernotional incontinence, and modified rankin scale (mrs) score were assessed. In addition, primary caregivers' demographic data, hours of care per day, relationship with the patients, health status, anxiety and depression, and the presence of alternative caregivers were assessed. Main outcome measures: caregiver burden was evaluated with the sense of competence questionnaire, which has 3 subdomains with a total of 27 items. Results: caregiver burden score was high as compared with reports from western society. Patient factors related to the burden scores were being unemployed (p &lt;.05), the presence of diabetes mellitus (p &lt; .05), aphasia (p &lt; .01), dysarthria (p &lt; .05), dysphagia (p &lt; .01), cognitive dysfunction (p &lt; .01), severe mrs score (p &lt; .01), emotional incontinence (p &lt; .05), and depression (p &lt; .01). Caregiver factors related to high burden scores were being fernale (p &lt; .05), unemployment (p &lt; .01), being daughters-in-law (p &lt; .01), anxiety (p &lt; .01), depression (p &lt; .01), and long caregiving hours (p &lt; .05). On multivariate analysis, the most significant predictor for overall caregiver burden was caregiver anxiety followed by patient mrs score and caregivers being daughters-in-law. Caregiver depression, current employment status, and patient depression were also factors related to their burden. Conclusions: caregiver anxiety, patient physical deficits, and caregivers being daughter-in-law are important factors related to the caregiver burden in our population. Strategies to reduce caregiver burden should be developed based on understanding of these factors. (c) 2005 by american congress of rehabilitation medicine and the american academy of physical medicine and rehabilitation.</text:p>
          </table:table-cell>
          <table:table-cell office:value-type="string" calcext:value-type="string">
            <text:p>determinant</text:p>
          </table:table-cell>
          <table:table-cell table:number-columns-repeated="1017"/>
        </table:table-row>
        <table:table-row table:style-name="ro4">
          <table:table-cell office:value-type="float" office:value="7" calcext:value-type="float">
            <text:p>7</text:p>
          </table:table-cell>
          <table:table-cell office:value-type="string" calcext:value-type="string">
            <text:p>ANXIETY AND DEPRESSION ASSOCIATED WITH CAREGIVER BURDEN IN CAREGIVERS OF STROKE SURVIVORS WITH SPASTICITY</text:p>
          </table:table-cell>
          <table:table-cell office:value-type="string" calcext:value-type="string">
            <text:p>DENNO MS;GILLARD PJ;GRAHAM MD;GOREN A;VARON SF;ZOROWITZ R</text:p>
          </table:table-cell>
          <table:table-cell table:style-name="ce3" office:value-type="string" calcext:value-type="string">
            <text:p>10.1016/j.apmr.2013.03.014</text:p>
          </table:table-cell>
          <table:table-cell table:style-name="ce3" office:value-type="float" office:value="86" calcext:value-type="float">
            <text:p>86</text:p>
          </table:table-cell>
          <table:table-cell office:value-type="string" calcext:value-type="string">
            <text:p>Objective: to investigate the relationship between anxiety/depression and caregiver burden in informal caregivers of stroke survivors with spasticity. Design: data were collected via online surveys from informal caregivers 18 years or older who cared for stroke survivors. Setting: internet-based survey. Participants: 2007 through 2009 u.s. National health and wellness survey database or lightspeed research general panel respondents (n =153). Interventions: not applicable. Main outcome measures: anxiety and depression were self-reported by the caregiver as a physician diagnosis. Depression severity was measured by the patient health questionnaire-9 (phq-9). Caregiver burden was measured by the oberst caregiving burden scale (ocbs) and the bakas caregiving outcomes scale (bcos). Logistic regression analyses were conducted with anxiety, depression, and the phq-9 depression severity categories as a result of each caregiver burden scale. Results: data were analyzed for 153 informal caregivers; they were mostly women (70.6\%) and white (78.4\%), with a mean age of 51.6 years. For every 1-point increase in the ocbs difficulty scale, the odds of anxiety or depression were 2,57 times as great (p&lt;.001) and 1.88 times as great (p=.007), respectively. The odds of phq-9 severe depression versus all other categories combined were 2.48 times as great (p&lt;.001). For every 1-point decrease in the bcos, the odds of anxiety or depression were 2.43 times as great (p&lt;.001) and 2.27 times as great (p=.002), respectively. The odds of phq-9 severe depression versus all other categories combined were 4.55 times as great (p&lt;001). Conclusions: as caregiver burden increases, caregivers are more likely to have anxiety and depression. Depression severity also increases. Providing treatment to stroke survivors with spasticity that lessens the time and more importantly, the difficulty of caregiving may lead to a reduction in caregiver anxiety and depression. (c) 2013 by the american congress of rehabilitation medicine</text:p>
          </table:table-cell>
          <table:table-cell office:value-type="string" calcext:value-type="string">
            <text:p>determinant</text:p>
          </table:table-cell>
          <table:table-cell table:number-columns-repeated="1017"/>
        </table:table-row>
        <table:table-row table:style-name="ro2">
          <table:table-cell office:value-type="float" office:value="8" calcext:value-type="float">
            <text:p>8</text:p>
          </table:table-cell>
          <table:table-cell office:value-type="string" calcext:value-type="string">
            <text:p>THE BALANCE OF GIVE AND TAKE IN CAREGIVER-PARTNER RELATIONSHIPS: AN EXAMINATION OF SELF-PERCEIVED BURDEN, RELATIONSHIP EQUITY, AND QUALITY OF LIFE FROM THE PERSPECTIVE OF CARE RECIPIENTS FOLLOWING STROKE</text:p>
          </table:table-cell>
          <table:table-cell office:value-type="string" calcext:value-type="string">
            <text:p>MCPHERSON CJ;WILSON KG;CHYURLIA C</text:p>
          </table:table-cell>
          <table:table-cell table:style-name="ce3" office:value-type="string" calcext:value-type="string">
            <text:p>10.1037/a0019359</text:p>
          </table:table-cell>
          <table:table-cell table:style-name="ce3" office:value-type="float" office:value="77" calcext:value-type="float">
            <text:p>77</text:p>
          </table:table-cell>
          <table:table-cell office:value-type="string" calcext:value-type="string">
            <text:p>Purpose: we examined the sense of being a burden to others or self-perceived burden (spb) in people with stroke. Method: a mail survey was completed by 57 former inpatients and their partner caregivers. The care recipient survey included measures of functional status, quality of life, marital satisfaction, equity in the relationship, and psychological distress, as well as spb using the self-perceived burden scale (spbs; cousineau, mcdowell, hotz, \&amp; hebert, 2003). The caregiver survey included similar measures in addition to a caregiver burden measure. Results: spb was found to be a prevalent and distressing concern. Spbs scores correlated with measures of functional status and mood; however, the correlations were highest for measures of family roles and work/productivity. Using equity theory as a basis to examine the spb construct, care recipients who perceived themselves as overbenefiting from the relationship had significantly higher spb scores than those whose relationship was viewed as equitable or underbenefiting. Conclusions: for some receiving care from a partner after stroke is associated spb. This sense of burden is related to changes in help-seeking behavior, quality of life, and distress.</text:p>
          </table:table-cell>
          <table:table-cell office:value-type="string" calcext:value-type="string">
            <text:p>determinant</text:p>
          </table:table-cell>
          <table:table-cell table:number-columns-repeated="1017"/>
        </table:table-row>
        <table:table-row table:style-name="ro2">
          <table:table-cell office:value-type="float" office:value="9" calcext:value-type="float">
            <text:p>9</text:p>
          </table:table-cell>
          <table:table-cell office:value-type="string" calcext:value-type="string">
            <text:p>CAREGIVER BURDEN AND EMOTIONAL PROBLEMS IN PARTNERS OF STROKE PATIENTS AT TWO MONTHS AND ONE YEAR POST-STROKE: DETERMINANTS AND PREDICTION</text:p>
          </table:table-cell>
          <table:table-cell office:value-type="string" calcext:value-type="string">
            <text:p>KRUITHOF WJ;POST MWM;VAN MIERLO GAM;DE MAN-VAN GINKEL JMA</text:p>
          </table:table-cell>
          <table:table-cell table:style-name="ce3" office:value-type="string" calcext:value-type="string">
            <text:p>10.1016/j.pec.2016.04.007</text:p>
          </table:table-cell>
          <table:table-cell table:style-name="ce3" office:value-type="float" office:value="72" calcext:value-type="float">
            <text:p>72</text:p>
          </table:table-cell>
          <table:table-cell office:value-type="string" calcext:value-type="string">
            <text:p>Objectives: (a) to determine levels of and factors explaining partners' burden, anxiety and depressive symptoms at two months post-stroke, (b) to predict partners' burden, anxiety and depressive symptoms at one year post-stroke based on patient and partner characteristics available at two months post-stroke. Methods: prospective cohort study. Partners of stroke patients (n = 183) were included. Main outcome measures were the caregiver strain index and the hospital anxiety and depression scale. Results: many partners experienced high burden, anxiety and depressive symptoms. At two months post-stroke, these outcomes were associated with the partner variables: age, relationship satisfaction, proactive coping, self-efficacy, everyday social support, burden, anxiety and depressive symptoms; and the patient variables: stroke severity and depressive symptoms. Partner outcomes at one year post-stroke were mainly predicted by the level of these outcomes at two months post-stroke. Conclusions: partner outcomes at two months post-stroke predict to a large degree partner outcomes at one year post-stroke. Practice implications: measuring partners' burden and anxiety and depressive symptoms in the post-acute phase is recommended to trace partners at risk of long-term burden and emotional problems. (c) 2016 elsevier ireland ltd. All rights reserved.</text:p>
          </table:table-cell>
          <table:table-cell office:value-type="string" calcext:value-type="string">
            <text:p>determinant</text:p>
          </table:table-cell>
          <table:table-cell table:number-columns-repeated="1017"/>
        </table:table-row>
        <table:table-row table:style-name="ro2">
          <table:table-cell office:value-type="float" office:value="10" calcext:value-type="float">
            <text:p>10</text:p>
          </table:table-cell>
          <table:table-cell office:value-type="string" calcext:value-type="string">
            <text:p>ROLES OF CHANGING PHYSICAL FUNCTION AND CAREGIVER BURDEN ON QUALITY OF LIFE IN STROKE: A LONGITUDINAL DYADIC ANALYSIS</text:p>
          </table:table-cell>
          <table:table-cell office:value-type="string" calcext:value-type="string">
            <text:p>PUCCIARELLI G;VELLONE E;SAVINI S;AUSILI D;ALVARO R;LEE CS;LYONS KS</text:p>
          </table:table-cell>
          <table:table-cell table:style-name="ce3" office:value-type="string" calcext:value-type="string">
            <text:p>10.1161/STROKEAHA.116.014989</text:p>
          </table:table-cell>
          <table:table-cell table:style-name="ce3" office:value-type="float" office:value="71" calcext:value-type="float">
            <text:p>71</text:p>
          </table:table-cell>
          <table:table-cell office:value-type="string" calcext:value-type="string">
            <text:p>Background and purpose the purpose of this study was to examine changes in stroke survivor and caregiver quality of life (qol) and to determine whether changes in survivor physical functioning and caregiver burden (ie, the impact of the physical, psychological, and social demands of caregiving) influence changes in qol. Methods longitudinal design with 226 stroke survivor-caregiver dyads enrolled at survivor discharge from rehabilitation hospitals. Data collection was performed over 12 months. We measured survivor physical functioning, caregiver burden, and qol (physical, psychological, social, and environmental) in both survivor and caregiver. Multilevel modeling was used to control for the interdependence of the data. Results survivors (50\% male sex) and caregivers (66\% female sex) were 70.8 (sd=11.9) and 52.4 (sd=13.1) years old, respectively. Over the 12 months, stroke survivor's physical (=1.59; p&lt;0.001) and psychological (=0.86; p&lt;0.05) qol significantly improved; social and environmental qol did not p&gt;0.05. Caregiver qol, on average, did not significantly change over time p&gt;0.05. Improvements in survivor physical functioning were associated with increases in survivor and caregiver physical and psychological qol and survivor environmental qol. Decreases in caregiver burden were significantly associated with improvements in caregiver physical, psychological, and environmental qol but not with survivor qol. Conclusions qol of stroke survivors and caregivers covaries and is greatly impacted by the physical function changes of the survivor. Dyadic approaches to stroke rehabilitation that acknowledge the interdependence of dyads are needed.</text:p>
          </table:table-cell>
          <table:table-cell office:value-type="string" calcext:value-type="string">
            <text:p>determinant</text:p>
          </table:table-cell>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table table:name="Sheet2" table:style-name="ta1">
        <office:forms form:automatic-focus="false" form:apply-design-mode="false"/>
        <table:table-column table:style-name="co1" table:default-cell-style-name="ce1"/>
        <table:table-column table:style-name="co8" table:number-columns-repeated="3" table:default-cell-style-name="ce2"/>
        <table:table-column table:style-name="co7" table:default-cell-style-name="ce3"/>
        <table:table-column table:style-name="co9" table:default-cell-style-name="ce2"/>
        <table:table-column table:style-name="co10" table:default-cell-style-name="ce2"/>
        <table:table-column table:style-name="co7" table:number-columns-repeated="1017" table:default-cell-style-name="ce3"/>
        <table:table-row table:style-name="ro1">
          <table:table-cell office:value-type="string" calcext:value-type="string">
            <text:p>Rank</text:p>
          </table:table-cell>
          <table:table-cell office:value-type="string" calcext:value-type="string">
            <text:p>Title</text:p>
          </table:table-cell>
          <table:table-cell office:value-type="string" calcext:value-type="string">
            <text:p>Author</text:p>
          </table:table-cell>
          <table:table-cell office:value-type="string" calcext:value-type="string">
            <text:p>DOI</text:p>
          </table:table-cell>
          <table:table-cell office:value-type="string" calcext:value-type="string">
            <text:p>Citations</text:p>
          </table:table-cell>
          <table:table-cell office:value-type="string" calcext:value-type="string">
            <text:p>Abstract</text:p>
          </table:table-cell>
          <table:table-cell table:number-columns-repeated="1018"/>
        </table:table-row>
        <table:table-row table:style-name="ro5">
          <table:table-cell office:value-type="float" office:value="1" calcext:value-type="float">
            <text:p>1</text:p>
          </table:table-cell>
          <table:table-cell office:value-type="string" calcext:value-type="string">
            <text:p>Top 10 Research Priorities Relating To Life After Stroke - Consensus From Stroke Survivors, Caregivers, And Health Professionals</text:p>
          </table:table-cell>
          <table:table-cell office:value-type="string" calcext:value-type="string">
            <text:p>Pollock A;St George B;Fenton M;Firkins L</text:p>
          </table:table-cell>
          <table:table-cell office:value-type="string" calcext:value-type="string">
            <text:p>10.1111/j.1747-4949.2012.00942.x</text:p>
          </table:table-cell>
          <table:table-cell office:value-type="float" office:value="190" calcext:value-type="float">
            <text:p>190</text:p>
          </table:table-cell>
          <table:table-cell office:value-type="string" calcext:value-type="string">
            <text:p>Backgroundresearch Resources Should Address The Issues That Are Most Important To People Affected By A Particular Healthcare Problem. Systematic Identification Of Stroke Survivor, Caregiver, And Health Professional Priorities Would Ensure That Scarce Research Resources Are Directed To Areas That Matter Most To People Affected By Stroke. Aimswe Aimed To Identify The Top 10 Research Priorities Relating To Life After Stroke, As Agreed By Stroke Survivors, Caregivers, And Health Professionals. Methodskey Stages Involved Establishing A Priority Setting Partnership; Gathering Treatment Uncertainties From Stroke Survivors, Caregivers, And Health Professionals Relating To Life After Stroke (Using Surveys Administered By E-Mail, Post, And At Face-To-Face Meetings); Checking Submitted Treatment Uncertainties To Ensure That They Were Clear, Unanswered Questions About The Effects Of A Treatment/Intervention; Interim Prioritization To Identify The Highest Priority Questions (Objectively Identified From Ranking Of Personal Priorities By Original Survey Respondents); And A Final Consensus Meeting To Reach Agreement On The Top 10 Research Priorities. Resultswe Gathered 548 Research Questions That Were Refined Into 226 Unique Unanswered Treatment Uncertainties. Ninety-Seven Respondents Completed The Interim Prioritization Process, Objectively Identifying 24 Shared Priority Treatment Uncertainties. A Representative Group Of 28 Stroke Survivors, Caregivers, And Health Professionals Attended A Final Meeting, Reaching Consensus On The Top 10 Research Priorities Relating To Life After Stroke. Six Of The Agreed Top 10 Research Priorities Related To Specific Stroke-Related Impairments, Including Cognition, Aphasia, Vision, Upper Limb, Mobility, And Fatigue. Three Related To More Social Aspects Of Living With Stroke' Including Coming To Terms With Long-Term Consequences, Confidence, And Helping Stroke Survivors And Their Families Cope' With Speech Problems. One Related To The Secondary Consequences Of Stroke And Subsequent Stroke Prevention. Conclusionsthe Top 10 Research Priorities Relating To Life After Stroke Have Been Identified Using A Rigorous And Person-Centered Approach. These Should Be Used To Inform The Prioritization And Funding Of Future Research Relating To Life After Stroke.</text:p>
          </table:table-cell>
          <table:table-cell office:value-type="string" calcext:value-type="string">
            <text:p>* Focus Group Discussion</text:p>
            <text:p>* research need</text:p>
            <text:p/>
          </table:table-cell>
          <table:table-cell table:number-columns-repeated="1017"/>
        </table:table-row>
        <table:table-row table:style-name="ro6">
          <table:table-cell office:value-type="float" office:value="2" calcext:value-type="float">
            <text:p>2</text:p>
          </table:table-cell>
          <table:table-cell office:value-type="string" calcext:value-type="string">
            <text:p>Stroke Family Caregivers' Support Needs Change Across The Care Continuum: A Qualitative Study Using The Timing It Right Framework</text:p>
          </table:table-cell>
          <table:table-cell office:value-type="string" calcext:value-type="string">
            <text:p>Cameron Ji;Naglie G;Silver Fl;Gignac Mam</text:p>
          </table:table-cell>
          <table:table-cell office:value-type="string" calcext:value-type="string">
            <text:p>10.3109/09638288.2012.691937</text:p>
          </table:table-cell>
          <table:table-cell office:value-type="float" office:value="101" calcext:value-type="float">
            <text:p>101</text:p>
          </table:table-cell>
          <table:table-cell office:value-type="string" calcext:value-type="string">
            <text:p>Purpose: Family Caregivers Provide Essential Support As Stroke Survivors' Return To Community Living, But It Is Not Standard Clinical Practice To Prepare Or Provide Ongoing Support For Their Care-Giving Role. In Addition, Health Care Professionals (Hcps) Experiences With Providing Support To Caregivers Have Not Been Explored Previously. The Objectives Of This Qualitative Study Were To: (1) Explore The Support Needs Over Time From The Perspective Of Caregivers, (2) Explore The Support Needs Over Time From The Perspective Of Hcps, And (3) Compare And Contrast Caregivers' And Hcps' Perspectives. Methods: A Qualitative Study With Stroke Family Caregivers (N = 24) And Hcps (N = 14). In-Depth Interviews Were Audio Taped, Transcribed, And Analyzed Using Framework Analysis. Results: Three Main Themes Emerged Concerning: (1) Types And Intensity Of Support Needed; (2) Who Provides Support And The Method Of Providing Support; And (3) Primary Focus Of Care. These Themes Are Discussed In Relation To The Tir Framework. Conclusions: Caregivers' Needs For Support And The Individuals Most Suited To Providing Support Change Across The Stroke Survivor's Recovery Trajectory. Changes To Service Delivery To Better Support Caregivers May Include: (1) Addressing Caregivers' Changing Needs Across The Care Continuum; (2) Implementing A Family-Centered Model Of Care; And (3) Providing 7-Day Per Week Inpatient Rehabilitation.</text:p>
          </table:table-cell>
          <table:table-cell office:value-type="string" calcext:value-type="string">
            <text:p>* Qualititative</text:p>
            <text:p>* explore support need</text:p>
          </table:table-cell>
          <table:table-cell table:number-columns-repeated="1017"/>
        </table:table-row>
        <table:table-row table:style-name="ro7">
          <table:table-cell office:value-type="float" office:value="3" calcext:value-type="float">
            <text:p>3</text:p>
          </table:table-cell>
          <table:table-cell office:value-type="string" calcext:value-type="string">
            <text:p>Anxiety And Depression Associated With Caregiver Burden In Caregivers Of Stroke Survivors With Spasticity</text:p>
          </table:table-cell>
          <table:table-cell office:value-type="string" calcext:value-type="string">
            <text:p>Denno Ms;Gillard Pj;Graham Md;Goren A;Varon Sf;Zorowitz R</text:p>
          </table:table-cell>
          <table:table-cell office:value-type="string" calcext:value-type="string">
            <text:p>10.1016/j.apmr.2013.03.014</text:p>
          </table:table-cell>
          <table:table-cell office:value-type="float" office:value="86" calcext:value-type="float">
            <text:p>86</text:p>
          </table:table-cell>
          <table:table-cell office:value-type="string" calcext:value-type="string">
            <text:p>Objective: To Investigate The Relationship Between Anxiety/Depression And Caregiver Burden In Informal Caregivers Of Stroke Survivors With Spasticity. Design: Data Were Collected Via Online Surveys From Informal Caregivers 18 Years Or Older Who Cared For Stroke Survivors. Setting: Internet-Based Survey. Participants: 2007 Through 2009 U.s. National Health And Wellness Survey Database Or Lightspeed Research General Panel Respondents (N =153). Interventions: Not Applicable. Main Outcome Measures: Anxiety And Depression Were Self-Reported By The Caregiver As A Physician Diagnosis. Depression Severity Was Measured By The Patient Health Questionnaire-9 (Phq-9). Caregiver Burden Was Measured By The Oberst Caregiving Burden Scale (Ocbs) And The Bakas Caregiving Outcomes Scale (Bcos). Logistic Regression Analyses Were Conducted With Anxiety, Depression, And The Phq-9 Depression Severity Categories As A Result Of Each Caregiver Burden Scale. Results: Data Were Analyzed For 153 Informal Caregivers; They Were Mostly Women (70.6\%) And White (78.4\%), With A Mean Age Of 51.6 Years. For Every 1-Point Increase In The Ocbs Difficulty Scale, The Odds Of Anxiety Or Depression Were 2,57 Times As Great (P&lt;.001) And 1.88 Times As Great (P=.007), Respectively. The Odds Of Phq-9 Severe Depression Versus All Other Categories Combined Were 2.48 Times As Great (P&lt;.001). For Every 1-Point Decrease In The Bcos, The Odds Of Anxiety Or Depression Were 2.43 Times As Great (P&lt;.001) And 2.27 Times As Great (P=.002), Respectively. The Odds Of Phq-9 Severe Depression Versus All Other Categories Combined Were 4.55 Times As Great (P&lt;001). Conclusions: As Caregiver Burden Increases, Caregivers Are More Likely To Have Anxiety And Depression. Depression Severity Also Increases. Providing Treatment To Stroke Survivors With Spasticity That Lessens The Time And More Importantly, The Difficulty Of Caregiving May Lead To A Reduction In Caregiver Anxiety And Depression. (C) 2013 By The American Congress Of Rehabilitation Medicine</text:p>
          </table:table-cell>
          <table:table-cell office:value-type="string" calcext:value-type="string">
            <text:p>* quantitative</text:p>
            <text:p>* determinant or relationship between anxiety, depression, burden with spasticity</text:p>
          </table:table-cell>
          <table:table-cell table:number-columns-repeated="1017"/>
        </table:table-row>
        <table:table-row table:style-name="ro8">
          <table:table-cell office:value-type="float" office:value="4" calcext:value-type="float">
            <text:p>4</text:p>
          </table:table-cell>
          <table:table-cell office:value-type="string" calcext:value-type="string">
            <text:p>A Structured Training Programme For Caregivers Of Inpatients After Stroke (Tracs): A Cluster Randomised Controlled Trial And Cost-Effectiveness Analysis</text:p>
          </table:table-cell>
          <table:table-cell office:value-type="string" calcext:value-type="string">
            <text:p>Forster A;Dickerson J;Young J;Patel L;Nixon J;Smithard D;Knapp I;Anwar S;Farrin A;Tracs Trial;Collaboration Tracstc</text:p>
          </table:table-cell>
          <table:table-cell office:value-type="string" calcext:value-type="string">
            <text:p>10.1016/S0140-6736(13)61603-7</text:p>
          </table:table-cell>
          <table:table-cell office:value-type="float" office:value="85" calcext:value-type="float">
            <text:p>85</text:p>
          </table:table-cell>
          <table:table-cell office:value-type="string" calcext:value-type="string">
            <text:p>Background Most Patients Who Have Had A Stroke Are Dependent On Informal Caregivers For Activities Of Daily Living. The Tracs Trial Investigated A Training Programme For Caregivers (The London Stroke Carers Training Course, Lsctc) On Physical And Psychological Outcomes, Including Cost-Effectiveness, For Patients And Caregivers After A Disabling Stroke. Methods We Undertook A Pragmatic, Multicentre, Cluster Randomised Controlled Trial With A Parallel Cost-Effectiveness Analysis. Stroke Units Were Eligible If Four Of Five Criteria Used To Define A Stroke Unit Were Met, A Substantial Number Of Patients On The Unit Had A Diagnosis Of Stroke, Staff Were Able To Deliver The Lsctc, And Most Patients Were Discharged To A Permanent Place Of Residence. Stroke Units Were Randomly Assigned To Either Lsctc Or Usual Care (Control Group), Stratified By Geographical Region And Quality Of Care, And Using Blocks Of Size 2. Patients With A Diagnosis Of Stroke, Likely To Return Home With Residual Disability And With A Caregiver Providing Support Were Eligible. The Primary Outcome For Patients Was Self-Reported Extended Activities Of Daily Living At 6 Months, Measured With The Nottingham Extended Activities Of Daily Living (Neadl) Scale. The Primary Outcome For Caregivers Was Self-Reported Burden At 6 Months, Measured With The Caregivers Burden Scale (Cbs). We Combined Patient And Caregiver Costs With Primary Outcomes And Quality-Adjusted Life-Years (Qalys) To Assess Cost-Effectiveness. This Trial Is Registered With Controlled-Trials.com, Number Isrctn 49208824. Findings We Assessed 49 Stroke Units For Eligibility, Of Which 36 Were Randomly Assigned To Either The Intervention Group Or The Control Group. Between Feb 27, 2008, And Feb 9, 2010, 928 Patient And Caregiver Dyads Were Registered, Of Which 450 Were In The Intervention Group, And 478 In The Control Group. Patients' Self-Reported Extended Activities Of Daily Living Did Not Differ Between Groups At 6 Months (Adjusted Mean Neadl Score 27.4 In The Intervention Group Versus 27.6 In The Control Group, Difference -0.2 Points [95\% Ci -3.0 To 2.5], P Value=0.866, Icc=0.027). The Caregiver Burden Scale Did Not Differ Between Groups Either (Adjusted Mean Cbs 45.5 In The Intervention Group Versus 45.0 In The Control Group, Difference 0.5 Points [95\% Ci -1.7 To 2.7], P Value=0.660, Icc=0.013). Patient And Caregiver Costs Were Similar In Both Groups (Length Of The Initial Stroke Admission And Associated Costs Were 13 Pound 127 For The Intervention Group And 12 Pound 471 For The Control Group; Adjusted Mean Difference 1243 Pound [95\% Ci -1533 To 4019]; P Value=0.380). Probabilities Of Cost-Effectiveness Based On Qalys Were Low. Interpretation In A Large Scale, Robust Evaluation, Results From This Study Have Shown No Differences Between The Lsctc And Usual Care On Any Of The Assessed Outcomes. The Immediate Period After Stroke Might Not Be The Ideal Time To Deliver Structured Caregiver Training.</text:p>
          </table:table-cell>
          <table:table-cell office:value-type="string" calcext:value-type="string">
            <text:p>* intevention/trial study toward caregiver</text:p>
          </table:table-cell>
          <table:table-cell table:number-columns-repeated="1017"/>
        </table:table-row>
        <table:table-row table:style-name="ro6">
          <table:table-cell office:value-type="float" office:value="5" calcext:value-type="float">
            <text:p>5</text:p>
          </table:table-cell>
          <table:table-cell office:value-type="string" calcext:value-type="string">
            <text:p>Caregiver Burden And Emotional Problems In Partners Of Stroke Patients At Two Months And One Year Post-Stroke: Determinants And Prediction</text:p>
          </table:table-cell>
          <table:table-cell office:value-type="string" calcext:value-type="string">
            <text:p>Kruithof Wj;Post Mwm;Van Mierlo Gam;De Man-Van Ginkel Jma</text:p>
          </table:table-cell>
          <table:table-cell office:value-type="string" calcext:value-type="string">
            <text:p>10.1016/j.pec.2016.04.007</text:p>
          </table:table-cell>
          <table:table-cell office:value-type="float" office:value="74" calcext:value-type="float">
            <text:p>74</text:p>
          </table:table-cell>
          <table:table-cell office:value-type="string" calcext:value-type="string">
            <text:p>Objectives: (A) To Determine Levels Of And Factors Explaining Partners' Burden, Anxiety And Depressive Symptoms At Two Months Post-Stroke, (B) To Predict Partners' Burden, Anxiety And Depressive Symptoms At One Year Post-Stroke Based On Patient And Partner Characteristics Available At Two Months Post-Stroke. Methods: Prospective Cohort Study. Partners Of Stroke Patients (N = 183) Were Included. Main Outcome Measures Were The Caregiver Strain Index And The Hospital Anxiety And Depression Scale. Results: Many Partners Experienced High Burden, Anxiety And Depressive Symptoms. At Two Months Post-Stroke, These Outcomes Were Associated With The Partner Variables: Age, Relationship Satisfaction, Proactive Coping, Self-Efficacy, Everyday Social Support, Burden, Anxiety And Depressive Symptoms; And The Patient Variables: Stroke Severity And Depressive Symptoms. Partner Outcomes At One Year Post-Stroke Were Mainly Predicted By The Level Of These Outcomes At Two Months Post-Stroke. Conclusions: Partner Outcomes At Two Months Post-Stroke Predict To A Large Degree Partner Outcomes At One Year Post-Stroke. Practice Implications: Measuring Partners' Burden And Anxiety And Depressive Symptoms In The Post-Acute Phase Is Recommended To Trace Partners At Risk Of Long-Term Burden And Emotional Problems. (C) 2016 Elsevier Ireland Ltd. All Rights Reserved.</text:p>
          </table:table-cell>
          <table:table-cell office:value-type="string" calcext:value-type="string">
            <text:p>* quantitative </text:p>
            <text:p>* level of bruden, anxiety, depression</text:p>
          </table:table-cell>
          <table:table-cell table:number-columns-repeated="1017"/>
        </table:table-row>
        <table:table-row table:style-name="ro9">
          <table:table-cell office:value-type="float" office:value="6" calcext:value-type="float">
            <text:p>6</text:p>
          </table:table-cell>
          <table:table-cell office:value-type="string" calcext:value-type="string">
            <text:p>Long-Term Impact Of Stroke On Family Caregiver Well-Being A Population-Based Case-Control Study</text:p>
          </table:table-cell>
          <table:table-cell office:value-type="string" calcext:value-type="string">
            <text:p>Haley We;Roth Dl;Hovater M;Clay Oj</text:p>
          </table:table-cell>
          <table:table-cell office:value-type="string" calcext:value-type="string">
            <text:p>10.1212/WNL.0000000000001418</text:p>
          </table:table-cell>
          <table:table-cell office:value-type="float" office:value="72" calcext:value-type="float">
            <text:p>72</text:p>
          </table:table-cell>
          <table:table-cell office:value-type="string" calcext:value-type="string">
            <text:p>Objective: Three-Year Changes In Well-Being Were Studied Among Family Caregivers Of An Epidemiologically Derived Sample Of Stroke Survivors From The Reasons For Geographic And Racial Differences In Stroke (Regards) Study And Compared To Matched Noncaregivers. Methods: Family Caregivers Of Regards Participants Who Experienced A Stroke Event Completed Telephone Interviews Assessing Depressive Symptoms, Mental And Physical Health Quality Of Life (Qol), Life Satisfaction, And Leisure Satisfaction At Approximately 9, 18, 27, And 36 Months After The Stroke (N = 235). For Each Stroke Caregiver, A Family Member Of A Stroke-Free Regards Participant Was Enrolled As A Matched Noncaregiving Control (N = 235) And Completed Similar Interviews. Results: Multilevel Longitudinal Models Found That Caregivers Showed Poorer Well-Being At 9 Months Poststroke Than Controls On All Measures Except Physical Health Qol. Significant Differences Were Sustained For 22 Months After The Stroke Event For Depressive Symptoms, 31 Months For Mental Health Qol, And 15 Months For Life Satisfaction. For Leisure Satisfaction, Differences Were Still Significant At 36 Months Poststroke. Caregiving Effects Were Similar Across Race And Sex. Conclusions: Stroke Caregiving Is Associated With Persistent Psychological Distress, But Life Satisfaction, Depression, And Mental Health Qol Became Comparable To Noncaregivers By 3 Years After Stroke. Caregiver Leisure Satisfaction Was Chronically Lower Than In Noncaregivers. Intervention For Stroke Caregivers Should Recognize Both The Strains Faced By Caregivers And Their Capacity For Successful Coping Over Time.</text:p>
          </table:table-cell>
          <table:table-cell office:value-type="string" calcext:value-type="string">
            <text:p>* quantitative</text:p>
            <text:p>* trend</text:p>
            <text:p>* determinant of QOL, life satisfaction</text:p>
          </table:table-cell>
          <table:table-cell table:number-columns-repeated="1017"/>
        </table:table-row>
        <table:table-row table:style-name="ro9">
          <table:table-cell office:value-type="float" office:value="7" calcext:value-type="float">
            <text:p>7</text:p>
          </table:table-cell>
          <table:table-cell office:value-type="string" calcext:value-type="string">
            <text:p>Roles Of Changing Physical Function And Caregiver Burden On Quality Of Life In Stroke: A Longitudinal Dyadic Analysis</text:p>
          </table:table-cell>
          <table:table-cell office:value-type="string" calcext:value-type="string">
            <text:p>Pucciarelli G;Vellone E;Savini S;Ausili D;Alvaro R;Lee Cs;Lyons Ks</text:p>
          </table:table-cell>
          <table:table-cell office:value-type="string" calcext:value-type="string">
            <text:p>10.1161/STROKEAHA.116.014989</text:p>
          </table:table-cell>
          <table:table-cell office:value-type="float" office:value="71" calcext:value-type="float">
            <text:p>71</text:p>
          </table:table-cell>
          <table:table-cell office:value-type="string" calcext:value-type="string">
            <text:p>Background And Purpose The Purpose Of This Study Was To Examine Changes In Stroke Survivor And Caregiver Quality Of Life (Qol) And To Determine Whether Changes In Survivor Physical Functioning And Caregiver Burden (Ie, The Impact Of The Physical, Psychological, And Social Demands Of Caregiving) Influence Changes In Qol. Methods Longitudinal Design With 226 Stroke Survivor-Caregiver Dyads Enrolled At Survivor Discharge From Rehabilitation Hospitals. Data Collection Was Performed Over 12 Months. We Measured Survivor Physical Functioning, Caregiver Burden, And Qol (Physical, Psychological, Social, And Environmental) In Both Survivor And Caregiver. Multilevel Modeling Was Used To Control For The Interdependence Of The Data. Results Survivors (50\% Male Sex) And Caregivers (66\% Female Sex) Were 70.8 (Sd=11.9) And 52.4 (Sd=13.1) Years Old, Respectively. Over The 12 Months, Stroke Survivor's Physical (=1.59; P&lt;0.001) And Psychological (=0.86; P&lt;0.05) Qol Significantly Improved; Social And Environmental Qol Did Not P&gt;0.05. Caregiver Qol, On Average, Did Not Significantly Change Over Time P&gt;0.05. Improvements In Survivor Physical Functioning Were Associated With Increases In Survivor And Caregiver Physical And Psychological Qol And Survivor Environmental Qol. Decreases In Caregiver Burden Were Significantly Associated With Improvements In Caregiver Physical, Psychological, And Environmental Qol But Not With Survivor Qol. Conclusions Qol Of Stroke Survivors And Caregivers Covaries And Is Greatly Impacted By The Physical Function Changes Of The Survivor. Dyadic Approaches To Stroke Rehabilitation That Acknowledge The Interdependence Of Dyads Are Needed.</text:p>
          </table:table-cell>
          <table:table-cell office:value-type="string" calcext:value-type="string">
            <text:p>* quantitative</text:p>
            <text:p>* trend</text:p>
            <text:p>* determinant of QOL, life satisfaction</text:p>
          </table:table-cell>
          <table:table-cell table:number-columns-repeated="1017"/>
        </table:table-row>
        <table:table-row table:style-name="ro10">
          <table:table-cell office:value-type="float" office:value="8" calcext:value-type="float">
            <text:p>8</text:p>
          </table:table-cell>
          <table:table-cell office:value-type="string" calcext:value-type="string">
            <text:p>Burden In Caregivers Of Long-Term Stroke Survivors: Prevalence And Determinants At 6 Months And 5 Years After Stroke</text:p>
          </table:table-cell>
          <table:table-cell office:value-type="string" calcext:value-type="string">
            <text:p>Jaracz K;Grabowska-Fudala B;Gorna J;Moczko J;Kozubski W</text:p>
          </table:table-cell>
          <table:table-cell office:value-type="string" calcext:value-type="string">
            <text:p>10.1016/j.pec.2015.04.008</text:p>
          </table:table-cell>
          <table:table-cell office:value-type="float" office:value="65" calcext:value-type="float">
            <text:p>65</text:p>
          </table:table-cell>
          <table:table-cell office:value-type="string" calcext:value-type="string">
            <text:p>Objectives: To Assess The Prevalence Of Considerable Burden Among Caregivers Of Stroke Survivors At 6 Months (Time 1) And 5 Years After Stroke (Time 2), To Analyse Changes In Burden Severity Over Time And To Identify Factors Associated With The Burden. Methods: Eighty Eight Patient/Caregiver Pairs Were Assessed. Caregiver Burden Was Measured With The Caregiver Burden Scale. Socio-Demographic, Stroke-Related And Psychological Characteristics Were Analysed As Potential Determinants Of The Burden. Exact Multiple Logistic Regression Was Used To Identify The Predictive Factors. Results: Considerable Burden Was Reported By 44\% Of The Caregivers At Time 1 And 30\% At Time 2. The Burden Was Independently Associated With Caregivers' Sense Of Coherence And Amount Of Time Spent Caregiving At Time 1, And With Caregivers' Anxiety At Time 2. Conclusions: A Significant Proportion Of The Caregivers Experienced Considerable Burden In The Post-Acute And Chronic Phases Of Stroke, Although This Proportion Declined Over Time. Several Characteristics Were Associated With The Increased Burden At Different Time Points. All The Independent Predictors Related To Aspects Of The Carers. Practice Implications: Programmes Including Education About Coping Strategies And Time Management, As Well As Respite Care Provision, Could Be Beneficial And Might Help To Reduce The Burden Of Caregiving. (C) 2015 Elsevier Ireland Ltd. All Rights Reserved.</text:p>
          </table:table-cell>
          <table:table-cell office:value-type="string" calcext:value-type="string">
            <text:p>* quantitative</text:p>
            <text:p>* trend</text:p>
            <text:p>* determinant of QOL, life satisfaction</text:p>
          </table:table-cell>
          <table:table-cell table:number-columns-repeated="1017"/>
        </table:table-row>
        <table:table-row table:style-name="ro11">
          <table:table-cell office:value-type="float" office:value="9" calcext:value-type="float">
            <text:p>9</text:p>
          </table:table-cell>
          <table:table-cell office:value-type="string" calcext:value-type="string">
            <text:p>Long-Term Health-Related Quality Of Life Of Stroke Survivors And Their Spousal Caregivers</text:p>
          </table:table-cell>
          <table:table-cell office:value-type="string" calcext:value-type="string">
            <text:p>Godwin Km;Ostwald Sk;Cron J</text:p>
          </table:table-cell>
          <table:table-cell office:value-type="string" calcext:value-type="string">
            <text:p>10.1097/JNN.0b013e31828a410b</text:p>
          </table:table-cell>
          <table:table-cell office:value-type="float" office:value="63" calcext:value-type="float">
            <text:p>63</text:p>
          </table:table-cell>
          <table:table-cell office:value-type="string" calcext:value-type="string">
            <text:p>Because Treatment For Stroke Has Improved, Individuals Are Living Longer With The Effects Of A Stroke. The Resulting Long-Term Impairment Can Affect Both Stroke Survivors' And Their Caregivers' Health-Related Quality Of Life (Hrqol). Few Studies Have Examined The Hrqol Of Stroke Survivors And Their Caregivers Greater Than 2 Years Poststroke. The Stroke Survivors And Their Spousal Caregivers (N = 30 Dyads) Who Had Previously Completed A 12-Month Study After Discharge From Inpatient Rehabilitation Were Assessed At 3-5 Years Poststroke. The Hrqol And Related Outcomes Were Measured For Stroke Survivors And Caregivers. Data From Baseline To 12 Months Were Used In Conjunction With Data From This Study. Linear Mixed Models Were Used To Analyze The Change In Repeated Measures Over Time. Multiple Linear Regression Was Used To Analyze The Relationship Of Generic Hrqol To Related Psychosocial Outcomes. The Stroke Survivors Were An Average Of 4.68 Years Poststroke. The Mean Age For Stroke Survivors And Caregivers Was 70.8 And 64.9 Years, Respectively. Most Stroke Survivors Were Men (80\%) And Non-Hispanic White (70\%). Among Stroke Survivors, Depression Decreased From Baseline To 12 Months (P = .04) But Increased From 12 Months To The End Of Follow-Up (P = .003). The Caregivers' Depression Decreased From Baseline To All Time Points (P = .015). Stroke-Specific Hrqol Showed Statistically Significant (P &lt; .03) Decreases Between 12 Months And End Of Follow-Up. Increased Number Of Illnesses And Older Age Were Associated With Caregivers' Lower Physical Hrqol Score (P = .004). Higher Depression Was Associated With Lower Mental Hrqol Score For Both Caregivers And Stroke Survivors (P = .003 And P = .011, Respectively). Both Stroke Survivors And Caregivers Continue To Experience Negative Stroke-Related Health Outcomes For Many Years After The Initial Stroke; Some Of These Outcomes Even Worsen Over Time. These Findings Illustrate The Need For Ongoing Psychological And Medical Evaluation For Both Long-Term Stroke Survivors And Caregivers. Development And Testing Of Targeted Behavioral Interventions Are Also Warranted.</text:p>
          </table:table-cell>
          <table:table-cell office:value-type="string" calcext:value-type="string">
            <text:p>* quantitative</text:p>
            <text:p>* trend</text:p>
            <text:p>* determinant of QOL, life satisfaction</text:p>
          </table:table-cell>
          <table:table-cell table:number-columns-repeated="1017"/>
        </table:table-row>
        <table:table-row table:style-name="ro11">
          <table:table-cell office:value-type="float" office:value="10" calcext:value-type="float">
            <text:p>10</text:p>
          </table:table-cell>
          <table:table-cell office:value-type="string" calcext:value-type="string">
            <text:p>The Influence Of Chinese Culture On Family Caregivers Of Stroke Survivors: A Qualitative Study</text:p>
          </table:table-cell>
          <table:table-cell office:value-type="string" calcext:value-type="string">
            <text:p>Qiu X;Sit Jwh;Koo Fk</text:p>
          </table:table-cell>
          <table:table-cell office:value-type="string" calcext:value-type="string">
            <text:p>10.1111/jocn.13947</text:p>
          </table:table-cell>
          <table:table-cell office:value-type="float" office:value="63" calcext:value-type="float">
            <text:p>63</text:p>
          </table:table-cell>
          <table:table-cell office:value-type="string" calcext:value-type="string">
            <text:p>Aims And Objectivesto Explore And Describe The Caregiving Experiences Of Chinese Stroke Caregivers. Backgroundprevious Research Has Indicated That Culture Can Have A Significant Impact On The Stroke Caregiving Experience. Moreover, Scant Research Exists On Stroke Caregivers' Experience Within The Chinese Culture. Designa Qualitative Descriptive Design Was Used. Methodsin-Depth, Semistructured Interviews Were Conducted With 25 Family Caregivers Of Stroke Survivors. The Interviews Were Audiotaped, Transcribed And Analysed. Content Analysis Was Also Performed. Findingstwenty-Five Family Caregivers Of Stroke Survivors Were Recruited For The Study. On Average, Respondents Were 66years Old (Range 45-82years). Of 25 Interviewees, 76\% Were Female, 64\% Were Spouse-Caregivers And 36\% Were Children-Caregivers. Three Themes Reflecting The Influence Of Chinese Culture On Stroke Caregiving Emerged From The Interviews. (I) Caregiving Role Perception. Informants Accepted Caregiving For The Sick Family Member As An Expected Part Of Life, A Culturally Prescribed Obligation And An Expression Of Reciprocal Love. (Ii) Coping Strategies. Connecting With Family Resources And Connecting With Inner Strength Were Frequently Reported Coping Strategies. (Iii) Self-Sacrifice. Informants Identified Self-Reliance And Feeling Of Restraint In Their Utilisation Or Access Of Formal Caregiving Service. Chinese Caregivers Sacrifice Themselves For The Care Recipients Regardless Of The Hardships And The Neglect Of Their Own Health. Conclusionour Findings Provide A Comprehensive And Culturally Sensitive Perspective In Understanding The Experience Of Stroke Caregivers In Chinese Communities. Cultural And Religious Backgrounds Were Found To Influence Chinese Stroke Caregivers' Experience, Coping Strategies And Self-Sacrifice Behaviour In Idiosyncratic Ways. Relevance To Clinical Practiceresearch On The Practice Of Culture Can Serve As A Basis For The Formulation Of Specific Policies And Effective Interventions For Supporting Stroke Caregivers Of Different Cultural Backgrounds.</text:p>
          </table:table-cell>
          <table:table-cell office:value-type="string" calcext:value-type="string">
            <text:p>* qualitative</text:p>
            <text:p>* caregiver experience</text:p>
          </table:table-cell>
          <table:table-cell table:number-columns-repeated="1017"/>
        </table:table-row>
        <table:table-row table:style-name="ro1" table:number-rows-repeated="1048564">
          <table:table-cell table:number-columns-repeated="1024"/>
        </table:table-row>
        <table:table-row table:style-name="ro1">
          <table:table-cell table:number-columns-repeated="1024"/>
        </table:table-row>
      </table:table>
      <table:table table:name="Sheet3" table:style-name="ta1">
        <office:forms form:automatic-focus="false" form:apply-design-mode="false"/>
        <table:table-column table:style-name="co1" table:default-cell-style-name="ce1"/>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3"/>
        <table:table-column table:style-name="co16" table:default-cell-style-name="ce2"/>
        <table:table-column table:style-name="co17" table:default-cell-style-name="ce3"/>
        <table:table-column table:style-name="co7" table:number-columns-repeated="1016" table:default-cell-style-name="ce3"/>
        <table:table-row table:style-name="ro1">
          <table:table-cell office:value-type="string" calcext:value-type="string">
            <text:p>Rank</text:p>
          </table:table-cell>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DOI</text:p>
          </table:table-cell>
          <table:table-cell office:value-type="string" calcext:value-type="string">
            <text:p>Citations</text:p>
          </table:table-cell>
          <table:table-cell office:value-type="string" calcext:value-type="string">
            <text:p>Abstract</text:p>
          </table:table-cell>
          <table:table-cell office:value-type="string" calcext:value-type="string">
            <text:p>Type</text:p>
          </table:table-cell>
          <table:table-cell table:number-columns-repeated="1016"/>
        </table:table-row>
        <table:table-row table:style-name="ro12">
          <table:table-cell office:value-type="float" office:value="1" calcext:value-type="float">
            <text:p>1</text:p>
          </table:table-cell>
          <table:table-cell office:value-type="string" calcext:value-type="string">
            <text:p>Determinants Of Caregiving Burden And Quality Of Life In Caregivers Of Stroke Patients</text:p>
          </table:table-cell>
          <table:table-cell office:value-type="string" calcext:value-type="string">
            <text:p>Mccullagh E;Brigstocke G;Donaldson N;Kalra L</text:p>
          </table:table-cell>
          <table:table-cell office:value-type="float" office:value="2005" calcext:value-type="float">
            <text:p>2005</text:p>
          </table:table-cell>
          <table:table-cell office:value-type="string" calcext:value-type="string">
            <text:p>10.1161/01.STR.0000181755.23914.53</text:p>
          </table:table-cell>
          <table:table-cell office:value-type="float" office:value="277" calcext:value-type="float">
            <text:p>277</text:p>
          </table:table-cell>
          <table:table-cell office:value-type="string" calcext:value-type="string">
            <text:p>Background And Purpose - A Large Proportion Of Disabled Stroke Survivors Live At Home And Are Supported By Informal Caregivers. Identification Of Determinants Of Caregiver Burden Will Help To Target Caregiver Interventions. Methods - Data On Patient, Caregiver, And Health And Social Support Characteristics Were Collected Prospectively Over 1 Year In 232 Stroke Survivors In A Randomized Trial Of Caregiver Training. The Contribution Of These Variables To Caregiver Burden Score (Cbs) And Quality Of Life (Qol) Measures At 3 Months And 1 Year Was Analyzed Using Regression Models. Results - Stroke Patients Had A Mean Age Of 74 +/- 11 Years, And 120 (52\%) Were Men. The Mean Age Of Caregivers Was 65.7 +/- 12.5 Years, 149 (64\%) Were Females, And 116 (50\%) Had Received Caregiver Training. The Mean Cbs Was 48 +/- 13 And 38 +/- 11 (Score Range Of Bad To Good 88 To 22) And Qol Score Was 75 +/- 16 And 75 +/- 15 (Score Range Of Bad To Good 0 To 100) At 3 Months And 1 Year, Respectively. Cbs And Qol Correlated With Each Other And With Patient (Age, Dependency, And Mood), Caregiver (Age, Gender, Mood, And Training), And Support (Social Services And Family Networks) Variables. Of These, Only Patient And Caregiver Emotional Status, Caregiver Age And Gender, And Participation In Caregiver Training Were Independent Predictors Of Either Outcome At 3 Months. Patient Dependency And Family Support Were Additional Independent Predictors At 1 Year. Social Services Support Predicted Institutionalization But Not Caregiver Outcomes. Conclusion - Advancing Age And Anxiety In Patients And Caregivers, High Dependency, And Poor Family Support Identify Caregivers At Risk Of Adverse Outcomes, Which May Be Reduced By Caregiver Training.</text:p>
          </table:table-cell>
          <table:table-cell table:style-name="ce2" office:value-type="string" calcext:value-type="string">
            <text:p>* quantitative</text:p>
            <text:p>* trend</text:p>
            <text:p>* determinant of QOL, life satisfaction</text:p>
          </table:table-cell>
          <table:table-cell table:number-columns-repeated="1016"/>
        </table:table-row>
        <table:table-row table:style-name="ro12">
          <table:table-cell office:value-type="float" office:value="2" calcext:value-type="float">
            <text:p>2</text:p>
          </table:table-cell>
          <table:table-cell office:value-type="string" calcext:value-type="string">
            <text:p>Determinants Of Quality Of Life In Stroke Survivors And Their Informal Caregivers</text:p>
          </table:table-cell>
          <table:table-cell office:value-type="string" calcext:value-type="string">
            <text:p>Jonsson Ac;Lindgren I;Hallstrom B;Norrving A</text:p>
          </table:table-cell>
          <table:table-cell office:value-type="float" office:value="2005" calcext:value-type="float">
            <text:p>2005</text:p>
          </table:table-cell>
          <table:table-cell office:value-type="string" calcext:value-type="string">
            <text:p>10.1161/01.STR.0000160873.32791.20</text:p>
          </table:table-cell>
          <table:table-cell office:value-type="float" office:value="220" calcext:value-type="float">
            <text:p>220</text:p>
          </table:table-cell>
          <table:table-cell office:value-type="string" calcext:value-type="string">
            <text:p>Background And Purpose - We Examined Longitudinal Changes Of Quality Of Life (Qol) Covering Physical And Mental Factors In An Unselected Group Of Stroke Patients And Their Informal Caregivers. Our Hypothesis Was That Informal Caregivers Would Have Better Qol Than Patients At Both Follow-Ups, And That Changes, If Any, Would Be Related To The Patients' Status. Methods - Qol Of 304 Consecutive Stroke Patients And Their 234 Informal Caregivers From The Population-Based Lund Stroke Register Was Assessed 4 Months After Stroke Onset With The Short Form 36 (Sf-36) Questionnaire. Sf-36 Was Repeated For Both Groups After 16 Months Together With Mini Mental State Examination (Mmse) And Geriatric Depression Scale (Gds-20) For Patients. Results - The Patients' Mean Qol Scores Improved Between 4 And 16 Months After Stroke In The Socio-Emotional And Mental Sf-36 Domains And Decreased In The Domain Physical Function. Multivariate Analyses Showed That The Patients' Most Important Determinants Of Qol After 16 Months Were Gds-20 Score, Functional Status, Age, And Gender. Informal Caregivers Had Better Qol Than Patients Except For The Domain Role Emotional And The Mental Component Summary. The Caregivers' Most Important Determinants Of Qol Were Their Own Age And The Patients' Functional Status. Conclusions - Our Study Highlights Depressive Symptoms In Determining Qol Of Stroke Patients. Despite Self-Perceived Deterioration In Physical Function Over Time, Several Other Components Of Qol Improved, Suggesting Internal Adaptation To Changes In Their Life Situations. Informal Caregivers Of Stroke Patients May Be Under Considerable Strain As Suggested By Their Lower Emotional - Mental Scores.</text:p>
          </table:table-cell>
          <table:table-cell table:style-name="ce2" office:value-type="string" calcext:value-type="string">
            <text:p>* quantitative</text:p>
            <text:p>* trend</text:p>
            <text:p>* determinant of QOL, life satisfaction</text:p>
          </table:table-cell>
          <table:table-cell table:number-columns-repeated="1016"/>
        </table:table-row>
        <table:table-row table:style-name="ro7">
          <table:table-cell office:value-type="float" office:value="3" calcext:value-type="float">
            <text:p>3</text:p>
          </table:table-cell>
          <table:table-cell office:value-type="string" calcext:value-type="string">
            <text:p>Caregiver's Burden Of Patients 3 Years After Stroke Assessed By A Novel Caregiver Burden Scale</text:p>
          </table:table-cell>
          <table:table-cell office:value-type="string" calcext:value-type="string">
            <text:p>Elmstahl S;Malmberg B;Annerstedt L</text:p>
          </table:table-cell>
          <table:table-cell office:value-type="float" office:value="1996" calcext:value-type="float">
            <text:p>1996</text:p>
          </table:table-cell>
          <table:table-cell office:value-type="string" calcext:value-type="string">
            <text:p>10.1016/S0003-9993(96)90164-1</text:p>
          </table:table-cell>
          <table:table-cell office:value-type="float" office:value="209" calcext:value-type="float">
            <text:p>209</text:p>
          </table:table-cell>
          <table:table-cell office:value-type="string" calcext:value-type="string">
            <text:p>Objective: To Assess Burden Of Caregivers To Stroke Patients Three Year After A Primary Stroke And To Test Validity And Reliability Of A Novel Caregiver Burden Scale (Cb Scale). Design: A Longitudinal Community-Based 3-Year Follow-Up Study Of 35 Consecutive Primary Stroke Patients Initially Admitted To An Acute Medical Unit (Mean Age 82 Yr). The Validity Of The Cb Scale Was Studied In 150 Patients (Mean Age 77 Yr):83 Demented Outpatients Assessed For Need Of Group Living And 67 Outpatients With Stroke From A General Geriatric Day-Care Unit. Reliability Was Studied In Another 23 Outpatients (Mean Age 72 Yr) With Stroke From The Same Unit. Methods: A 22-Item Cb Scale For Different Types Of Caregiver Burden And Scales For Neuroticism And Extroversion (Eysenck Personality Inventory) And Quality Of Life (Ii-Item Scale). Activities Of Daily Life Were Assessed By A 6-Item Scale, Initially And 3 Years Later. Outcome Measure: Reliability And Validity Of The Cb Scale. Improvements Of Activities Of Daily Life Of Stroke Patients. Results: Factor Analyses Of The Cb Scale Gave Five Indices-General Strain, Isolation, Disappointment, Emotional Involvement, And Environment-Having Good Kappa Values, .89 To 1.00 And Cronbach's Alpha, .70 To .87, Except For Environment. A Higher Burden Was Related To A Closer Relationship But Not To The Living Situation. The Highest Caregiver Burden Was Found Among Patients Showing The Greatest Improvements Of Adl, When Divided Into Tertiles. The Patient's Degree Of Extroversion And Quality Of Life Were Negatively Correlated To Caregiver Burden, .46 (P &lt; .05) And .59 (P &lt; .01). Conclusions: The Cb Scale Proved To Be A Valid And Reliable Instrument To Assess Caregiver Burden. To Improve The Caregiver Situation, Individual Patient Personality Characteristics, Like Extroversion, Feeling Of Quality Of Life, And Progression Of The Disease, Must Be Considered. (C) 1996 By The American Congress Of Rehabilitation Medicine And The American Academy Of Physical Medicine And Rehabilitation.</text:p>
          </table:table-cell>
          <table:table-cell table:style-name="ce2" office:value-type="string" calcext:value-type="string">
            <text:p>* quantitative</text:p>
            <text:p>* validity study</text:p>
            <text:p>* determinant of QOL, life satisfaction</text:p>
          </table:table-cell>
          <table:table-cell table:number-columns-repeated="1016"/>
        </table:table-row>
        <table:table-row table:style-name="ro12">
          <table:table-cell office:value-type="float" office:value="4" calcext:value-type="float">
            <text:p>4</text:p>
          </table:table-cell>
          <table:table-cell office:value-type="string" calcext:value-type="string">
            <text:p>Telephone Intervention With Family Caregivers Of Stroke Survivors After Rehabilitation</text:p>
          </table:table-cell>
          <table:table-cell office:value-type="string" calcext:value-type="string">
            <text:p>Grant Js;Elliott Tr;Weaver M;Bartolucci Aa;Giger Jn</text:p>
          </table:table-cell>
          <table:table-cell office:value-type="float" office:value="2002" calcext:value-type="float">
            <text:p>2002</text:p>
          </table:table-cell>
          <table:table-cell office:value-type="string" calcext:value-type="string">
            <text:p>10.1161/01.STR.0000020711.38824.E3</text:p>
          </table:table-cell>
          <table:table-cell office:value-type="float" office:value="204" calcext:value-type="float">
            <text:p>204</text:p>
          </table:table-cell>
          <table:table-cell office:value-type="string" calcext:value-type="string">
            <text:p>Background And Purpose-Social Problem-Solving Therapy Shows Promise As An Intervention To Improve The Well-Being Of Family Caregivers. There Is Some Evidence That Training In Problem Solving May Be Effectively Delivered By Telephone. The Purpose Of This Study Was To Quantify The Impact Of Social Problem-Solving Telephone Partnerships On Primary Family Caregiver Outcomes After Stroke Survivors Are Discharged Home From A Rehabilitation Facility. Methods-Using A Randomized 3-Group Repeated-Measures Experimental Design, 74 Stroke Survivors With An Admitting Diagnosis Of Ischemic Stroke And Their Primary Family Caregivers Were Entered Into The Study. The Intervention Consisted Of An Initial 3-Hour Home Visit Between A Trained Nurse And The Family Caregiver Within 1 Week After Discharge To Begin Problem-Solving Skill Training. This Initial Session Was Followed By Weekly (The First Month) And Biweekly (The Second And Third Month) Telephone Contacts. Results-Compared With The Sham Intervention And Control Groups, Family Caregivers Who Participated In The Social Problem-Solving Telephone Partnership Intervention Group Had Better Problem-Solving Skills; Greater Caregiver Preparedness; Less Depression; And Significant Improvement In Measures Of Vitality, Social Functioning, Mental Health, And Role Limitations Related To Emotional Problems. There Were No Significant Differences Among The Groups In Caregiver Burden. Satisfaction With Healthcare Services Decreased Over Time In The Control Group While Remaining Comparable In The Intervention And Sham Intervention Groups. Conclusion-These Results Indicate That Problem-Solving Training May Be Useful For Family Caregivers Of Stroke Survivors After Discharge From Rehabilitative Facilities.</text:p>
          </table:table-cell>
          <table:table-cell office:value-type="string" calcext:value-type="string">
            <text:p>* intervention</text:p>
          </table:table-cell>
          <table:table-cell table:number-columns-repeated="1016"/>
        </table:table-row>
        <table:table-row table:style-name="ro10">
          <table:table-cell office:value-type="float" office:value="5" calcext:value-type="float">
            <text:p>5</text:p>
          </table:table-cell>
          <table:table-cell office:value-type="string" calcext:value-type="string">
            <text:p>A Systematic Review Of Caregiver Burden Following Stroke</text:p>
          </table:table-cell>
          <table:table-cell office:value-type="string" calcext:value-type="string">
            <text:p>Rigby H;Gubitz G;Phillips S</text:p>
          </table:table-cell>
          <table:table-cell office:value-type="float" office:value="2009" calcext:value-type="float">
            <text:p>2009</text:p>
          </table:table-cell>
          <table:table-cell office:value-type="string" calcext:value-type="string">
            <text:p>10.1111/j.1747-4949.2009.00289.x</text:p>
          </table:table-cell>
          <table:table-cell office:value-type="float" office:value="192" calcext:value-type="float">
            <text:p>192</text:p>
          </table:table-cell>
          <table:table-cell office:value-type="string" calcext:value-type="string">
            <text:p>Caregiver Burden Following Stroke Is Increasingly Recognised As A Significant Health Care Concern. A Growing Number Of Studies Have Evaluated The Patient, Caregiver, And Social Support Factors That Contribute To Increased Caregiver Burden. We Conducted A Systematic Review Of This Literature To Guide Future Research. A Search Of The Medline, Psycinfo, Cinahl, And Embase Databases (Up To July 2008) And Reference Sections Of Published Studies Using A Structured Search Strategy Yielded 24 Relevant Articles. Studies Were Included If They Evaluated Predictors And/Or Correlates Of Caregiver Burden In The Setting Of Stroke. The Prevalence Of Caregiver Burden Was 25-54\% And Remained Elevated For An Indefinite Period Following Stroke. In Studies That Evaluated Independent Baseline Predictors Of Subsequent Caregiver Burden, None Of The Factors Reported Were Consistent Across Studies. In Studies That Assessed Concurrent Factors Independently Contributing To Caregiver Burden In The Poststroke Period, Patient Characteristics And Social Support Factors Were Inconsistently Reported. Several Studies Identified Caregiver Mental Health And The Amount Of Time And Effort Required Of The Caregiver As Significant Determinants Of Caregiver Burden. Our Findings Highlight The Need For More Research To Identify Caregivers In Need Of Support And Guide The Development And Implementation Of Appropriate Interventions To Offset Caregiver Burden.</text:p>
          </table:table-cell>
          <table:table-cell office:value-type="string" calcext:value-type="string">
            <text:p>* SR</text:p>
          </table:table-cell>
          <table:table-cell table:number-columns-repeated="1016"/>
        </table:table-row>
        <table:table-row table:style-name="ro5">
          <table:table-cell office:value-type="float" office:value="6" calcext:value-type="float">
            <text:p>6</text:p>
          </table:table-cell>
          <table:table-cell office:value-type="string" calcext:value-type="string">
            <text:p>Top 10 Research Priorities Relating To Life After Stroke - Consensus From Stroke Survivors, Caregivers, And Health Professionals</text:p>
          </table:table-cell>
          <table:table-cell office:value-type="string" calcext:value-type="string">
            <text:p>Pollock A;St George B;Fenton M;Firkins L</text:p>
          </table:table-cell>
          <table:table-cell office:value-type="float" office:value="2014" calcext:value-type="float">
            <text:p>2014</text:p>
          </table:table-cell>
          <table:table-cell office:value-type="string" calcext:value-type="string">
            <text:p>10.1111/j.1747-4949.2012.00942.x</text:p>
          </table:table-cell>
          <table:table-cell office:value-type="float" office:value="190" calcext:value-type="float">
            <text:p>190</text:p>
          </table:table-cell>
          <table:table-cell office:value-type="string" calcext:value-type="string">
            <text:p>Backgroundresearch Resources Should Address The Issues That Are Most Important To People Affected By A Particular Healthcare Problem. Systematic Identification Of Stroke Survivor, Caregiver, And Health Professional Priorities Would Ensure That Scarce Research Resources Are Directed To Areas That Matter Most To People Affected By Stroke. Aimswe Aimed To Identify The Top 10 Research Priorities Relating To Life After Stroke, As Agreed By Stroke Survivors, Caregivers, And Health Professionals. Methodskey Stages Involved Establishing A Priority Setting Partnership; Gathering Treatment Uncertainties From Stroke Survivors, Caregivers, And Health Professionals Relating To Life After Stroke (Using Surveys Administered By E-Mail, Post, And At Face-To-Face Meetings); Checking Submitted Treatment Uncertainties To Ensure That They Were Clear, Unanswered Questions About The Effects Of A Treatment/Intervention; Interim Prioritization To Identify The Highest Priority Questions (Objectively Identified From Ranking Of Personal Priorities By Original Survey Respondents); And A Final Consensus Meeting To Reach Agreement On The Top 10 Research Priorities. Resultswe Gathered 548 Research Questions That Were Refined Into 226 Unique Unanswered Treatment Uncertainties. Ninety-Seven Respondents Completed The Interim Prioritization Process, Objectively Identifying 24 Shared Priority Treatment Uncertainties. A Representative Group Of 28 Stroke Survivors, Caregivers, And Health Professionals Attended A Final Meeting, Reaching Consensus On The Top 10 Research Priorities Relating To Life After Stroke. Six Of The Agreed Top 10 Research Priorities Related To Specific Stroke-Related Impairments, Including Cognition, Aphasia, Vision, Upper Limb, Mobility, And Fatigue. Three Related To More Social Aspects Of Living With Stroke' Including Coming To Terms With Long-Term Consequences, Confidence, And Helping Stroke Survivors And Their Families Cope' With Speech Problems. One Related To The Secondary Consequences Of Stroke And Subsequent Stroke Prevention. Conclusionsthe Top 10 Research Priorities Relating To Life After Stroke Have Been Identified Using A Rigorous And Person-Centered Approach. These Should Be Used To Inform The Prioritization And Funding Of Future Research Relating To Life After Stroke.</text:p>
          </table:table-cell>
          <table:table-cell table:style-name="ce2" office:value-type="string" calcext:value-type="string">
            <text:p>* Focus Group Discussion</text:p>
            <text:p>* research need</text:p>
            <text:p/>
          </table:table-cell>
          <table:table-cell table:number-columns-repeated="1016"/>
        </table:table-row>
        <table:table-row table:style-name="ro12">
          <table:table-cell office:value-type="float" office:value="7" calcext:value-type="float">
            <text:p>7</text:p>
          </table:table-cell>
          <table:table-cell office:value-type="string" calcext:value-type="string">
            <text:p>Stroke Patients' Informal Caregivers - Patient, Caregiver, And Service Factors That Affect Caregiver Strain</text:p>
          </table:table-cell>
          <table:table-cell office:value-type="string" calcext:value-type="string">
            <text:p>Bugge C;Alexander H;Hagen S</text:p>
          </table:table-cell>
          <table:table-cell office:value-type="float" office:value="1999" calcext:value-type="float">
            <text:p>1999</text:p>
          </table:table-cell>
          <table:table-cell office:value-type="string" calcext:value-type="string">
            <text:p>10.1161/01.STR.30.8.1517</text:p>
          </table:table-cell>
          <table:table-cell office:value-type="float" office:value="183" calcext:value-type="float">
            <text:p>183</text:p>
          </table:table-cell>
          <table:table-cell office:value-type="string" calcext:value-type="string">
            <text:p>Background And Purpose-Research Has Revealed That Caring For A Stroke Patient Can Result In Caregiver Strain And A Myriad Of Other Difficulties For Caregivers. This Study Aims To Identify The Level Of Strain Experienced By Caregivers In The Early Months After Stroke And To Assess The Relationship Between Caregiver Strain And Caregiver Characteristics, Patient Characteristics, And Service Inputs. Methods-Stroke Patients Were Identified Through A Random Stratified Sample Of General Practices. Patients Were Asked To Identify Their Principal Informal Caregiver. Strain Was Measured With The Caregiver Strain Index, And All Data Were Collected From Caregivers At 1, 3, And 6 Months After The Patient's Stroke. Multiple Regression Analysis Was Used To Examine The Factors Associated With Caregiver Strain. Results-Six Months After Stroke, 37\% Of Caregivers Were Experiencing Considerable Strain. The Amount Of Time A Caregiver Spent Helping A Stroke Patient, The Amount Of Time The Caregiver Spent With The Patient, And The Caregiver's Health Were All Significantly Associated With The Level Of Strain Experienced. Although None Of The Services Or Patient Factors Tested In This Study Were Consistently Associated With Strain, An Indicator Of Stroke Severity Was Significant At Each Time Point. Conclusions-Caregivers Are Experiencing Strain, Which Has Implications For Research And Service Provision; Service Providers Need To Identify Caregivers At Risk Of Greater Strain And To Help Caregivers Work Through Situations That Services Cannot Alter. Research Is Needed To Identify Services That Are Effective In Strain Alleviation. Future Research Should Also Aim To Identify The Interface Between Patient Characteristics And Strain, Burden, And Depression And Particularly To Assess The Caregiver's Perception Of These Relationships.</text:p>
          </table:table-cell>
          <table:table-cell table:style-name="ce2" office:value-type="string" calcext:value-type="string">
            <text:p>* quantitative</text:p>
            <text:p>* trend</text:p>
            <text:p>* determinant of QOL, life satisfaction</text:p>
          </table:table-cell>
          <table:table-cell table:number-columns-repeated="1016"/>
        </table:table-row>
        <table:table-row table:style-name="ro10">
          <table:table-cell office:value-type="float" office:value="8" calcext:value-type="float">
            <text:p>8</text:p>
          </table:table-cell>
          <table:table-cell office:value-type="string" calcext:value-type="string">
            <text:p>Caregiver Burden And Health-Related Quality Of Life Among Japanese Stroke Caregivers</text:p>
          </table:table-cell>
          <table:table-cell office:value-type="string" calcext:value-type="string">
            <text:p>Morimoto T;Schreiner As;Asano H</text:p>
          </table:table-cell>
          <table:table-cell office:value-type="float" office:value="2003" calcext:value-type="float">
            <text:p>2003</text:p>
          </table:table-cell>
          <table:table-cell office:value-type="string" calcext:value-type="string">
            <text:p>10.1093/ageing/32.2.218</text:p>
          </table:table-cell>
          <table:table-cell office:value-type="float" office:value="180" calcext:value-type="float">
            <text:p>180</text:p>
          </table:table-cell>
          <table:table-cell office:value-type="string" calcext:value-type="string">
            <text:p>Objective: The Present Study Had Two Main Purposes: 1. To Examine The Relationship Between Caregiver Burden And Health-Related Quality Of Life In Family Caregivers Of Older Stroke Patients In Japan; And 2. To Examine Which Characteristics Of The Caregiving Situation Significantly Relate To Increased Burden. Methods: Subjects (N = 100) Were Recruited From Seven Randomly Selected Neurological Hospitals With Out-Patient Rehabilitation Clinics In Western Japan And Interviewed Using The Zarit Burden Interview, The Modified Barthel Index, The Geriatric Depression Scale And The Sf-12 Health Survey For Health-Related Quality Of Life. Results: Increased Caregiver Burden Was Significantly Related To Worsening Health-Related Quality Of Life, Particularly Worsening Mental Health (Geriatric Depression Scale And Sf-12 Items), Even After Controlling For Caregiver Age, Sex, Chronic Illness, Average Caregiving Hours/Day, And Functional Dependence Of The Care-Recipient. Discussion: Findings Indicate That Increased Burden Significantly Relates To Decreased Health-Related Quality Of Life Among Stroke Caregivers. In Addition, The Prevalence Of Depressive Symptoms Among Caregivers Was Twice That Of Community Dwelling Older People. Roughly 52\% Of Caregivers Had Geriatric Depression Scale Scores That Warranted Further Evaluation. Despite The Prevalence Of Depressive Symptoms Only One Caregiver Had Received Any Psychiatric Care During Their Caregiving Tenure.</text:p>
          </table:table-cell>
          <table:table-cell table:style-name="ce2" office:value-type="string" calcext:value-type="string">
            <text:p>* quantitative</text:p>
            <text:p>* determinant of QOL, life satisfaction</text:p>
          </table:table-cell>
          <table:table-cell table:number-columns-repeated="1016"/>
        </table:table-row>
        <table:table-row table:style-name="ro12">
          <table:table-cell office:value-type="float" office:value="9" calcext:value-type="float">
            <text:p>9</text:p>
          </table:table-cell>
          <table:table-cell office:value-type="string" calcext:value-type="string">
            <text:p>A Comparison Of Caregivers For Elderly Stroke And Dementia Victims</text:p>
          </table:table-cell>
          <table:table-cell office:value-type="string" calcext:value-type="string">
            <text:p>Draper Bm;Poulos Cj;Cole Amd;Poulos Rg;Ehrlich F</text:p>
          </table:table-cell>
          <table:table-cell office:value-type="float" office:value="1992" calcext:value-type="float">
            <text:p>1992</text:p>
          </table:table-cell>
          <table:table-cell office:value-type="string" calcext:value-type="string">
            <text:p>10.1111/j.1532-5415.1992.tb01986.x</text:p>
          </table:table-cell>
          <table:table-cell office:value-type="float" office:value="177" calcext:value-type="float">
            <text:p>177</text:p>
          </table:table-cell>
          <table:table-cell office:value-type="string" calcext:value-type="string">
            <text:p>Objective: To Compare Elderly Co-Resident Caregivers Of Stroke And Dementia Patients On Measures Of Burden And Psychological Morbidity. Design: Cohort Study. Setting: Caregivers Interviewed At Home. Subjects: Convenience Sample, 99 Co-Resident Caregivers Of Dementia And Stroke Patients Registered With A Community Rehabilitation And Geriatric Service And Who Were 60 Years Or Over. Main Outcome Measures: Caregiver Burden As Measured By Self-Administered Questionnaire And Subsequent Interview, Using The Relatives Stress Scale (Rss) And Psychological Morbidity As Measured On The General Health Questionnaire (Ghq). Results: Forty-Six Percent Of Caregivers Had Significant Psychological Morbidity (Ghq &gt;4). Mean Rss Score Was 12.2 (Sd 5.4). No Significant Differences Were Found Between Stroke And Dementia Caregivers On These Measures. Caregiver Burden Was Significantly Correlated With Psychological Morbidity In Both Caregiver Groups. Behavior And Mood Disturbance In The Patient Was Significantly Correlated With Burden (Dementia Caregivers R = 0.66; Stroke Caregivers R = 0.49, P &lt; 0.0001) And Psychological Morbidity (Dementia Caregivers R = 0.44, P &lt; 0.01; Stroke Caregivers R = 0.30, P &lt; 0.05). Caregiver's Dissatisfaction With Participation In Life Activities Was Correlated With Burden (Dementia Caregivers R = 0.58; Stroke Caregivers R = 0.63, P &lt; 0.0001) And Psychological Morbidity (Dementia Caregivers R = 0.67, Stroke Caregivers R = 0.56, P, 0.0001). Conclusion: Elderly Co-Resident Caregivers For Stroke And Dementia Patients Experience Similar Degrees Of Burden And High Levels Of Psychological Morbidity. Psychiatric Aspects Of Chronic Disability, Rather Than Physical Aspects, Were Found To Be More Stressful To Caregivers. All Assessments Of The Disabled Elderly Should Include Measures Of Caregiver Burden And Psychological Distress,</text:p>
          </table:table-cell>
          <table:table-cell table:style-name="ce2" office:value-type="string" calcext:value-type="string">
            <text:p>* quantitative</text:p>
            <text:p>* ? trend</text:p>
            <text:p>* determinant of QOL, life satisfaction</text:p>
          </table:table-cell>
          <table:table-cell table:number-columns-repeated="1016"/>
        </table:table-row>
        <table:table-row table:style-name="ro10">
          <table:table-cell office:value-type="float" office:value="10" calcext:value-type="float">
            <text:p>10</text:p>
          </table:table-cell>
          <table:table-cell office:value-type="string" calcext:value-type="string">
            <text:p>``Timing It Right'': A Conceptual Framework For Addressing The Support Needs Of Family Caregivers To Stroke Survivors From The Hospital To The Home</text:p>
          </table:table-cell>
          <table:table-cell office:value-type="string" calcext:value-type="string">
            <text:p>Cameron Ji;Gignac Mam</text:p>
          </table:table-cell>
          <table:table-cell office:value-type="float" office:value="2008" calcext:value-type="float">
            <text:p>2008</text:p>
          </table:table-cell>
          <table:table-cell office:value-type="string" calcext:value-type="string">
            <text:p>10.1016/j.pec.2007.10.020</text:p>
          </table:table-cell>
          <table:table-cell office:value-type="float" office:value="170" calcext:value-type="float">
            <text:p>170</text:p>
          </table:table-cell>
          <table:table-cell office:value-type="string" calcext:value-type="string">
            <text:p>Objective: Discuss Family Caregivers Of Stroke Survivors' Changing Needs For Education And Support Across The Care Continuum. Methods: Conceptual Review. Results: Stroke Is A Serious, Sudden Onset Illness Requiring Care Across The Care Continuum. The Focus Of Care, The Individuals Primarily Responsible For Providing That Care, And Patients' Self-Care Abilities Change Across Care Environments. Often Family Members Who Provide Support Also Experience Changes In Their Caregiving Role. To Date, However, Interventions For Family Caregivers Have Not Explicitly Considered Their Changing Support Needs. Our ``Timing It Right'' Framework Highlights Family Caregivers Changing Experiences And Corresponding Support Needs Across The Care Continuum. Five Different Phases Of Caregiver Support Are Discussed: (1) Event/Diagnosis; (2) Stabilization; (3) Preparation; (4) Implementation; (5) Adaptation. The First Two Phases Occur During Acute Care, The Third Occurs During Acute Care And/Or In-Patient Rehabilitation, And The Final Two Phases Occur In The Community. Conclusions: Application Of This Framework Has The Potential To Benefit Future Intervention Efforts By Identifying Gaps In Caregiver Education, Training, And Support. Practice Implications: Recognition Of Family Caregivers Changing Support Needs Across The Care Continuum Will Assist Health Care Professionals To Provide More Timely And Appropriate Support. (C) 2007 Elsevier Ireland Ltd. All Rights Reserved.</text:p>
          </table:table-cell>
          <table:table-cell office:value-type="string" calcext:value-type="string">
            <text:p>Conceptual Framework</text:p>
          </table:table-cell>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table:table table:name="Sheet4" table:style-name="ta1">
        <office:forms form:automatic-focus="false" form:apply-design-mode="false"/>
        <table:table-column table:style-name="co7" table:number-columns-repeated="7" table:default-cell-style-name="Default"/>
        <table:table-row table:style-name="ro1">
          <table:table-cell table:number-columns-repeated="7"/>
        </table:table-row>
        <table:table-row table:style-name="ro1">
          <table:table-cell/>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DOI</text:p>
          </table:table-cell>
          <table:table-cell office:value-type="string" calcext:value-type="string">
            <text:p>Citations</text:p>
          </table:table-cell>
          <table:table-cell office:value-type="string" calcext:value-type="string">
            <text:p>Type</text:p>
          </table:table-cell>
        </table:table-row>
        <table:table-row table:style-name="ro1">
          <table:table-cell/>
          <table:table-cell office:value-type="string" calcext:value-type="string">
            <text:p>Top 10 Research Priorities Relating To Life After Stroke - Consensus From Stroke Survivors, Caregivers, And Health Professionals</text:p>
          </table:table-cell>
          <table:table-cell office:value-type="string" calcext:value-type="string">
            <text:p>Pollock A;St George B;Fenton M;Firkins L</text:p>
          </table:table-cell>
          <table:table-cell office:value-type="float" office:value="2014" calcext:value-type="float">
            <text:p>2014</text:p>
          </table:table-cell>
          <table:table-cell office:value-type="string" calcext:value-type="string">
            <text:p>10.1111/j.1747-4949.2012.00942.x</text:p>
          </table:table-cell>
          <table:table-cell office:value-type="float" office:value="190" calcext:value-type="float">
            <text:p>190</text:p>
          </table:table-cell>
          <table:table-cell office:value-type="string" calcext:value-type="string">
            <text:p>qualitative</text:p>
          </table:table-cell>
        </table:table-row>
        <table:table-row table:style-name="ro1">
          <table:table-cell/>
          <table:table-cell office:value-type="string" calcext:value-type="string">
            <text:p>Evidence For Stroke Family Caregiver And Dyad Interventions A Statement For Healthcare Professionals From The American Heart Association And American Stroke Association</text:p>
          </table:table-cell>
          <table:table-cell office:value-type="string" calcext:value-type="string">
            <text:p>Bakas T;Clark Pc;Kelly-Hayes Rb;Lutz Bj;Miller Elaha</text:p>
          </table:table-cell>
          <table:table-cell office:value-type="float" office:value="2014" calcext:value-type="float">
            <text:p>2014</text:p>
          </table:table-cell>
          <table:table-cell office:value-type="string" calcext:value-type="string">
            <text:p>10.1161/STR.0000000000000033</text:p>
          </table:table-cell>
          <table:table-cell office:value-type="float" office:value="143" calcext:value-type="float">
            <text:p>143</text:p>
          </table:table-cell>
          <table:table-cell office:value-type="string" calcext:value-type="string">
            <text:p>review</text:p>
          </table:table-cell>
        </table:table-row>
        <table:table-row table:style-name="ro1">
          <table:table-cell/>
          <table:table-cell office:value-type="string" calcext:value-type="string">
            <text:p>Poststroke Spasticity Sequelae And Burden On Stroke Survivors And Caregivers</text:p>
          </table:table-cell>
          <table:table-cell office:value-type="string" calcext:value-type="string">
            <text:p>Zorowitz Rd;Gillard Pj;Brainin M</text:p>
          </table:table-cell>
          <table:table-cell office:value-type="float" office:value="2013" calcext:value-type="float">
            <text:p>2013</text:p>
          </table:table-cell>
          <table:table-cell office:value-type="string" calcext:value-type="string">
            <text:p>10.1212/WNL.0b013e3182764c86</text:p>
          </table:table-cell>
          <table:table-cell office:value-type="float" office:value="140" calcext:value-type="float">
            <text:p>140</text:p>
          </table:table-cell>
          <table:table-cell office:value-type="string" calcext:value-type="string">
            <text:p>review</text:p>
          </table:table-cell>
        </table:table-row>
        <table:table-row table:style-name="ro1">
          <table:table-cell/>
          <table:table-cell office:value-type="string" calcext:value-type="string">
            <text:p>The Global Prevalence Of Anxiety And Depressive Symptoms Among Caregivers Of Stroke Survivors</text:p>
          </table:table-cell>
          <table:table-cell office:value-type="string" calcext:value-type="string">
            <text:p>Loh Az;Tan Js;Zhang Mw;Ho Rc</text:p>
          </table:table-cell>
          <table:table-cell office:value-type="float" office:value="2017" calcext:value-type="float">
            <text:p>2017</text:p>
          </table:table-cell>
          <table:table-cell office:value-type="string" calcext:value-type="string">
            <text:p>10.1016/j.jamda.2016.08.014</text:p>
          </table:table-cell>
          <table:table-cell office:value-type="float" office:value="131" calcext:value-type="float">
            <text:p>131</text:p>
          </table:table-cell>
          <table:table-cell office:value-type="string" calcext:value-type="string">
            <text:p>review</text:p>
          </table:table-cell>
        </table:table-row>
        <table:table-row table:style-name="ro1">
          <table:table-cell/>
          <table:table-cell office:value-type="string" calcext:value-type="string">
            <text:p>Stroke Family Caregivers' Support Needs Change Across The Care Continuum: A Qualitative Study Using The Timing It Right Framework</text:p>
          </table:table-cell>
          <table:table-cell office:value-type="string" calcext:value-type="string">
            <text:p>Cameron Ji;Naglie G;Silver Fl;Gignac Mam</text:p>
          </table:table-cell>
          <table:table-cell office:value-type="float" office:value="2013" calcext:value-type="float">
            <text:p>2013</text:p>
          </table:table-cell>
          <table:table-cell office:value-type="string" calcext:value-type="string">
            <text:p>10.3109/09638288.2012.691937</text:p>
          </table:table-cell>
          <table:table-cell office:value-type="float" office:value="101" calcext:value-type="float">
            <text:p>101</text:p>
          </table:table-cell>
          <table:table-cell office:value-type="string" calcext:value-type="string">
            <text:p>qualitative</text:p>
          </table:table-cell>
        </table:table-row>
        <table:table-row table:style-name="ro1">
          <table:table-cell/>
          <table:table-cell office:value-type="string" calcext:value-type="string">
            <text:p>Addressing The Burden Of Stroke Caregivers: A Literature Review</text:p>
          </table:table-cell>
          <table:table-cell office:value-type="string" calcext:value-type="string">
            <text:p>Camak Dj</text:p>
          </table:table-cell>
          <table:table-cell office:value-type="float" office:value="2015" calcext:value-type="float">
            <text:p>2015</text:p>
          </table:table-cell>
          <table:table-cell office:value-type="string" calcext:value-type="string">
            <text:p>10.1111/jocn.12884</text:p>
          </table:table-cell>
          <table:table-cell office:value-type="float" office:value="95" calcext:value-type="float">
            <text:p>95</text:p>
          </table:table-cell>
          <table:table-cell office:value-type="string" calcext:value-type="string">
            <text:p>review</text:p>
          </table:table-cell>
        </table:table-row>
        <table:table-row table:style-name="ro1">
          <table:table-cell/>
          <table:table-cell office:value-type="string" calcext:value-type="string">
            <text:p>Anxiety And Depression Associated With Caregiver Burden In Caregivers Of Stroke Survivors With Spasticity</text:p>
          </table:table-cell>
          <table:table-cell office:value-type="string" calcext:value-type="string">
            <text:p>Denno Ms;Gillard Pj;Graham Md;Goren A;Varon Sf;Zorowitz R</text:p>
          </table:table-cell>
          <table:table-cell office:value-type="float" office:value="2013" calcext:value-type="float">
            <text:p>2013</text:p>
          </table:table-cell>
          <table:table-cell office:value-type="string" calcext:value-type="string">
            <text:p>10.1016/j.apmr.2013.03.014</text:p>
          </table:table-cell>
          <table:table-cell office:value-type="float" office:value="86" calcext:value-type="float">
            <text:p>86</text:p>
          </table:table-cell>
          <table:table-cell office:value-type="string" calcext:value-type="string">
            <text:p>quantitative</text:p>
          </table:table-cell>
        </table:table-row>
        <table:table-row table:style-name="ro1">
          <table:table-cell/>
          <table:table-cell office:value-type="string" calcext:value-type="string">
            <text:p>A Structured Training Programme For Caregivers Of Inpatients After Stroke (Tracs): A Cluster Randomised Controlled Trial And Cost-Effectiveness Analysis</text:p>
          </table:table-cell>
          <table:table-cell office:value-type="string" calcext:value-type="string">
            <text:p>Forster A;Dickerson J;Young J;Patel L;Nixon J;Smithard D;Knapp I;Anwar S;Farrin A;Tracs Trial;Collaboration Tracstc</text:p>
          </table:table-cell>
          <table:table-cell office:value-type="float" office:value="2013" calcext:value-type="float">
            <text:p>2013</text:p>
          </table:table-cell>
          <table:table-cell office:value-type="string" calcext:value-type="string">
            <text:p>10.1016/S0140-6736(13)61603-7</text:p>
          </table:table-cell>
          <table:table-cell office:value-type="float" office:value="85" calcext:value-type="float">
            <text:p>85</text:p>
          </table:table-cell>
          <table:table-cell office:value-type="string" calcext:value-type="string">
            <text:p>review</text:p>
          </table:table-cell>
        </table:table-row>
        <table:table-row table:style-name="ro1">
          <table:table-cell/>
          <table:table-cell office:value-type="string" calcext:value-type="string">
            <text:p>Stroke Survivors' And Informal Caregivers' Experiences Of Primary Care And Community Healthcare Services - A Systematic Review And Meta-Ethnography</text:p>
          </table:table-cell>
          <table:table-cell office:value-type="string" calcext:value-type="string">
            <text:p>Pindus Dm;Mullis R;Lim L;Wellwood I;Rundell Av;Abd Aziz Na;Mant J</text:p>
          </table:table-cell>
          <table:table-cell office:value-type="float" office:value="2018" calcext:value-type="float">
            <text:p>2018</text:p>
          </table:table-cell>
          <table:table-cell office:value-type="string" calcext:value-type="string">
            <text:p>10.1371/journal.pone.0192533</text:p>
          </table:table-cell>
          <table:table-cell office:value-type="float" office:value="82" calcext:value-type="float">
            <text:p>82</text:p>
          </table:table-cell>
          <table:table-cell office:value-type="string" calcext:value-type="string">
            <text:p>review</text:p>
          </table:table-cell>
        </table:table-row>
        <table:table-row table:style-name="ro1">
          <table:table-cell/>
          <table:table-cell office:value-type="string" calcext:value-type="string">
            <text:p>The Effectiveness Of Psychosocial Interventions For Stroke Family Caregivers And Stroke Survivors: A Systematic Review And Meta-Analysis</text:p>
          </table:table-cell>
          <table:table-cell office:value-type="string" calcext:value-type="string">
            <text:p>Cheng Hy;Chair Sy;Chau Jpc</text:p>
          </table:table-cell>
          <table:table-cell office:value-type="float" office:value="2014" calcext:value-type="float">
            <text:p>2014</text:p>
          </table:table-cell>
          <table:table-cell office:value-type="string" calcext:value-type="string">
            <text:p>10.1016/j.pec.2014.01.005</text:p>
          </table:table-cell>
          <table:table-cell office:value-type="float" office:value="77" calcext:value-type="float">
            <text:p>77</text:p>
          </table:table-cell>
          <table:table-cell/>
        </table:table-row>
      </table:table>
      <table:table table:name="Sheet5" table:style-name="ta1">
        <office:forms form:automatic-focus="false" form:apply-design-mode="false"/>
        <table:table-column table:style-name="co1" table:default-cell-style-name="ce1"/>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3"/>
        <table:table-column table:style-name="co16" table:default-cell-style-name="ce2"/>
        <table:table-column table:style-name="co17" table:default-cell-style-name="ce3"/>
        <table:table-column table:style-name="co7" table:number-columns-repeated="1016" table:default-cell-style-name="ce3"/>
        <table:table-row table:style-name="ro1">
          <table:table-cell office:value-type="string" calcext:value-type="string">
            <text:p>Rank</text:p>
          </table:table-cell>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DOI</text:p>
          </table:table-cell>
          <table:table-cell office:value-type="string" calcext:value-type="string">
            <text:p>Citations</text:p>
          </table:table-cell>
          <table:table-cell office:value-type="string" calcext:value-type="string">
            <text:p>Abstract</text:p>
          </table:table-cell>
          <table:table-cell office:value-type="string" calcext:value-type="string">
            <text:p>Type</text:p>
          </table:table-cell>
          <table:table-cell table:number-columns-repeated="1016"/>
        </table:table-row>
        <table:table-row table:style-name="ro13">
          <table:table-cell office:value-type="float" office:value="1" calcext:value-type="float">
            <text:p>1</text:p>
          </table:table-cell>
          <table:table-cell office:value-type="string" calcext:value-type="string">
            <text:p>The Global Prevalence Of Anxiety And Depressive Symptoms Among Caregivers Of Stroke Survivors</text:p>
          </table:table-cell>
          <table:table-cell office:value-type="string" calcext:value-type="string">
            <text:p>Loh Az;Tan Js;Zhang Mw;Ho Rc</text:p>
          </table:table-cell>
          <table:table-cell table:style-name="ce3" office:value-type="float" office:value="2017" calcext:value-type="float">
            <text:p>2017</text:p>
          </table:table-cell>
          <table:table-cell office:value-type="string" calcext:value-type="string">
            <text:p>10.1016/j.jamda.2016.08.014</text:p>
          </table:table-cell>
          <table:table-cell office:value-type="float" office:value="131" calcext:value-type="float">
            <text:p>131</text:p>
          </table:table-cell>
          <table:table-cell/>
          <table:table-cell office:value-type="string" calcext:value-type="string">
            <text:p>review</text:p>
          </table:table-cell>
          <table:table-cell table:number-columns-repeated="1016"/>
        </table:table-row>
        <table:table-row table:style-name="ro5">
          <table:table-cell office:value-type="float" office:value="2" calcext:value-type="float">
            <text:p>2</text:p>
          </table:table-cell>
          <table:table-cell office:value-type="string" calcext:value-type="string">
            <text:p>Top 10 Research Priorities Relating To Life After Stroke - Consensus From Stroke Survivors, Caregivers, And Health Professionals</text:p>
          </table:table-cell>
          <table:table-cell office:value-type="string" calcext:value-type="string">
            <text:p>Pollock A;St George B;Fenton M;Firkins L</text:p>
          </table:table-cell>
          <table:table-cell office:value-type="float" office:value="2014" calcext:value-type="float">
            <text:p>2014</text:p>
          </table:table-cell>
          <table:table-cell office:value-type="string" calcext:value-type="string">
            <text:p>10.1111/j.1747-4949.2012.00942.x</text:p>
          </table:table-cell>
          <table:table-cell office:value-type="float" office:value="190" calcext:value-type="float">
            <text:p>190</text:p>
          </table:table-cell>
          <table:table-cell office:value-type="string" calcext:value-type="string">
            <text:p>Backgroundresearch Resources Should Address The Issues That Are Most Important To People Affected By A Particular Healthcare Problem. Systematic Identification Of Stroke Survivor, Caregiver, And Health Professional Priorities Would Ensure That Scarce Research Resources Are Directed To Areas That Matter Most To People Affected By Stroke. Aimswe Aimed To Identify The Top 10 Research Priorities Relating To Life After Stroke, As Agreed By Stroke Survivors, Caregivers, And Health Professionals. Methodskey Stages Involved Establishing A Priority Setting Partnership; Gathering Treatment Uncertainties From Stroke Survivors, Caregivers, And Health Professionals Relating To Life After Stroke (Using Surveys Administered By E-Mail, Post, And At Face-To-Face Meetings); Checking Submitted Treatment Uncertainties To Ensure That They Were Clear, Unanswered Questions About The Effects Of A Treatment/Intervention; Interim Prioritization To Identify The Highest Priority Questions (Objectively Identified From Ranking Of Personal Priorities By Original Survey Respondents); And A Final Consensus Meeting To Reach Agreement On The Top 10 Research Priorities. Resultswe Gathered 548 Research Questions That Were Refined Into 226 Unique Unanswered Treatment Uncertainties. Ninety-Seven Respondents Completed The Interim Prioritization Process, Objectively Identifying 24 Shared Priority Treatment Uncertainties. A Representative Group Of 28 Stroke Survivors, Caregivers, And Health Professionals Attended A Final Meeting, Reaching Consensus On The Top 10 Research Priorities Relating To Life After Stroke. Six Of The Agreed Top 10 Research Priorities Related To Specific Stroke-Related Impairments, Including Cognition, Aphasia, Vision, Upper Limb, Mobility, And Fatigue. Three Related To More Social Aspects Of Living With Stroke' Including Coming To Terms With Long-Term Consequences, Confidence, And Helping Stroke Survivors And Their Families Cope' With Speech Problems. One Related To The Secondary Consequences Of Stroke And Subsequent Stroke Prevention. Conclusionsthe Top 10 Research Priorities Relating To Life After Stroke Have Been Identified Using A Rigorous And Person-Centered Approach. These Should Be Used To Inform The Prioritization And Funding Of Future Research Relating To Life After Stroke.</text:p>
          </table:table-cell>
          <table:table-cell table:style-name="ce2" office:value-type="string" calcext:value-type="string">
            <text:p>* Focus Group Discussion</text:p>
            <text:p>* research need</text:p>
            <text:p/>
          </table:table-cell>
          <table:table-cell table:number-columns-repeated="1016"/>
        </table:table-row>
        <table:table-row table:style-name="ro14">
          <table:table-cell office:value-type="float" office:value="3" calcext:value-type="float">
            <text:p>3</text:p>
          </table:table-cell>
          <table:table-cell office:value-type="string" calcext:value-type="string">
            <text:p>Stroke Survivors' And Informal Caregivers' Experiences Of Primary Care And Community Healthcare Services - A Systematic Review And Meta-Ethnography</text:p>
          </table:table-cell>
          <table:table-cell office:value-type="string" calcext:value-type="string">
            <text:p>Pindus Dm;Mullis R;Lim L;Wellwood I;Rundell Av;Abd Aziz Na;Mant J</text:p>
          </table:table-cell>
          <table:table-cell office:value-type="float" office:value="2018" calcext:value-type="float">
            <text:p>2018</text:p>
          </table:table-cell>
          <table:table-cell office:value-type="string" calcext:value-type="string">
            <text:p>10.1371/journal.pone.0192533</text:p>
          </table:table-cell>
          <table:table-cell office:value-type="float" office:value="82" calcext:value-type="float">
            <text:p>82</text:p>
          </table:table-cell>
          <table:table-cell table:style-name="Default"/>
          <table:table-cell table:style-name="ce2" office:value-type="string" calcext:value-type="string">
            <text:p>review</text:p>
          </table:table-cell>
          <table:table-cell table:number-columns-repeated="1016"/>
        </table:table-row>
        <table:table-row table:style-name="ro15">
          <table:table-cell office:value-type="float" office:value="4" calcext:value-type="float">
            <text:p>4</text:p>
          </table:table-cell>
          <table:table-cell office:value-type="string" calcext:value-type="string">
            <text:p>Evidence For Stroke Family Caregiver And Dyad Interventions A Statement For Healthcare Professionals From The American Heart Association And American Stroke Association</text:p>
          </table:table-cell>
          <table:table-cell office:value-type="string" calcext:value-type="string">
            <text:p>Bakas T;Clark Pc;Kelly-Hayes Rb;Lutz Bj;Miller Elaha</text:p>
          </table:table-cell>
          <table:table-cell office:value-type="float" office:value="2014" calcext:value-type="float">
            <text:p>2014</text:p>
          </table:table-cell>
          <table:table-cell office:value-type="string" calcext:value-type="string">
            <text:p>10.1161/STR.0000000000000033</text:p>
          </table:table-cell>
          <table:table-cell office:value-type="float" office:value="143" calcext:value-type="float">
            <text:p>143</text:p>
          </table:table-cell>
          <table:table-cell table:style-name="Default"/>
          <table:table-cell table:style-name="ce2" office:value-type="string" calcext:value-type="string">
            <text:p>review</text:p>
          </table:table-cell>
          <table:table-cell table:number-columns-repeated="1016"/>
        </table:table-row>
        <table:table-row table:style-name="ro12">
          <table:table-cell office:value-type="float" office:value="5" calcext:value-type="float">
            <text:p>5</text:p>
          </table:table-cell>
          <table:table-cell office:value-type="string" calcext:value-type="string">
            <text:p>Determinants Of Caregiving Burden And Quality Of Life In Caregivers Of Stroke Patients</text:p>
          </table:table-cell>
          <table:table-cell office:value-type="string" calcext:value-type="string">
            <text:p>Mccullagh E;Brigstocke G;Donaldson N;Kalra L</text:p>
          </table:table-cell>
          <table:table-cell office:value-type="float" office:value="2005" calcext:value-type="float">
            <text:p>2005</text:p>
          </table:table-cell>
          <table:table-cell office:value-type="string" calcext:value-type="string">
            <text:p>10.1161/01.STR.0000181755.23914.53</text:p>
          </table:table-cell>
          <table:table-cell office:value-type="float" office:value="277" calcext:value-type="float">
            <text:p>277</text:p>
          </table:table-cell>
          <table:table-cell office:value-type="string" calcext:value-type="string">
            <text:p>Background And Purpose - A Large Proportion Of Disabled Stroke Survivors Live At Home And Are Supported By Informal Caregivers. Identification Of Determinants Of Caregiver Burden Will Help To Target Caregiver Interventions. Methods - Data On Patient, Caregiver, And Health And Social Support Characteristics Were Collected Prospectively Over 1 Year In 232 Stroke Survivors In A Randomized Trial Of Caregiver Training. The Contribution Of These Variables To Caregiver Burden Score (Cbs) And Quality Of Life (Qol) Measures At 3 Months And 1 Year Was Analyzed Using Regression Models. Results - Stroke Patients Had A Mean Age Of 74 +/- 11 Years, And 120 (52\%) Were Men. The Mean Age Of Caregivers Was 65.7 +/- 12.5 Years, 149 (64\%) Were Females, And 116 (50\%) Had Received Caregiver Training. The Mean Cbs Was 48 +/- 13 And 38 +/- 11 (Score Range Of Bad To Good 88 To 22) And Qol Score Was 75 +/- 16 And 75 +/- 15 (Score Range Of Bad To Good 0 To 100) At 3 Months And 1 Year, Respectively. Cbs And Qol Correlated With Each Other And With Patient (Age, Dependency, And Mood), Caregiver (Age, Gender, Mood, And Training), And Support (Social Services And Family Networks) Variables. Of These, Only Patient And Caregiver Emotional Status, Caregiver Age And Gender, And Participation In Caregiver Training Were Independent Predictors Of Either Outcome At 3 Months. Patient Dependency And Family Support Were Additional Independent Predictors At 1 Year. Social Services Support Predicted Institutionalization But Not Caregiver Outcomes. Conclusion - Advancing Age And Anxiety In Patients And Caregivers, High Dependency, And Poor Family Support Identify Caregivers At Risk Of Adverse Outcomes, Which May Be Reduced By Caregiver Training.</text:p>
          </table:table-cell>
          <table:table-cell table:style-name="ce2" office:value-type="string" calcext:value-type="string">
            <text:p>* quantitative</text:p>
            <text:p>* trend</text:p>
            <text:p>* determinant of QOL, life satisfaction</text:p>
          </table:table-cell>
          <table:table-cell table:number-columns-repeated="1016"/>
        </table:table-row>
        <table:table-row table:style-name="ro13">
          <table:table-cell office:value-type="float" office:value="6" calcext:value-type="float">
            <text:p>6</text:p>
          </table:table-cell>
          <table:table-cell office:value-type="string" calcext:value-type="string">
            <text:p>Poststroke Spasticity Sequelae And Burden On Stroke Survivors And Caregivers</text:p>
          </table:table-cell>
          <table:table-cell office:value-type="string" calcext:value-type="string">
            <text:p>Zorowitz Rd;Gillard Pj;Brainin M</text:p>
          </table:table-cell>
          <table:table-cell office:value-type="float" office:value="2013" calcext:value-type="float">
            <text:p>2013</text:p>
          </table:table-cell>
          <table:table-cell office:value-type="string" calcext:value-type="string">
            <text:p>10.1212/WNL.0b013e3182764c86</text:p>
          </table:table-cell>
          <table:table-cell office:value-type="float" office:value="140" calcext:value-type="float">
            <text:p>140</text:p>
          </table:table-cell>
          <table:table-cell table:style-name="Default"/>
          <table:table-cell table:style-name="ce2" office:value-type="string" calcext:value-type="string">
            <text:p>review</text:p>
          </table:table-cell>
          <table:table-cell table:number-columns-repeated="1016"/>
        </table:table-row>
        <table:table-row table:style-name="ro10">
          <table:table-cell office:value-type="float" office:value="7" calcext:value-type="float">
            <text:p>7</text:p>
          </table:table-cell>
          <table:table-cell office:value-type="string" calcext:value-type="string">
            <text:p>A Systematic Review Of Caregiver Burden Following Stroke</text:p>
          </table:table-cell>
          <table:table-cell office:value-type="string" calcext:value-type="string">
            <text:p>Rigby H;Gubitz G;Phillips S</text:p>
          </table:table-cell>
          <table:table-cell office:value-type="float" office:value="2009" calcext:value-type="float">
            <text:p>2009</text:p>
          </table:table-cell>
          <table:table-cell office:value-type="string" calcext:value-type="string">
            <text:p>10.1111/j.1747-4949.2009.00289.x</text:p>
          </table:table-cell>
          <table:table-cell office:value-type="float" office:value="192" calcext:value-type="float">
            <text:p>192</text:p>
          </table:table-cell>
          <table:table-cell office:value-type="string" calcext:value-type="string">
            <text:p>Caregiver Burden Following Stroke Is Increasingly Recognised As A Significant Health Care Concern. A Growing Number Of Studies Have Evaluated The Patient, Caregiver, And Social Support Factors That Contribute To Increased Caregiver Burden. We Conducted A Systematic Review Of This Literature To Guide Future Research. A Search Of The Medline, Psycinfo, Cinahl, And Embase Databases (Up To July 2008) And Reference Sections Of Published Studies Using A Structured Search Strategy Yielded 24 Relevant Articles. Studies Were Included If They Evaluated Predictors And/Or Correlates Of Caregiver Burden In The Setting Of Stroke. The Prevalence Of Caregiver Burden Was 25-54\% And Remained Elevated For An Indefinite Period Following Stroke. In Studies That Evaluated Independent Baseline Predictors Of Subsequent Caregiver Burden, None Of The Factors Reported Were Consistent Across Studies. In Studies That Assessed Concurrent Factors Independently Contributing To Caregiver Burden In The Poststroke Period, Patient Characteristics And Social Support Factors Were Inconsistently Reported. Several Studies Identified Caregiver Mental Health And The Amount Of Time And Effort Required Of The Caregiver As Significant Determinants Of Caregiver Burden. Our Findings Highlight The Need For More Research To Identify Caregivers In Need Of Support And Guide The Development And Implementation Of Appropriate Interventions To Offset Caregiver Burden.</text:p>
          </table:table-cell>
          <table:table-cell office:value-type="string" calcext:value-type="string">
            <text:p>* SR</text:p>
          </table:table-cell>
          <table:table-cell table:number-columns-repeated="1016"/>
        </table:table-row>
        <table:table-row table:style-name="ro15">
          <table:table-cell office:value-type="float" office:value="8" calcext:value-type="float">
            <text:p>8</text:p>
          </table:table-cell>
          <table:table-cell office:value-type="string" calcext:value-type="string">
            <text:p>A Structured Training Programme For Caregivers Of Inpatients After Stroke (Tracs): A Cluster Randomised Controlled Trial And Cost-Effectiveness Analysis</text:p>
          </table:table-cell>
          <table:table-cell office:value-type="string" calcext:value-type="string">
            <text:p>Forster A;Dickerson J;Young J;Patel L;Nixon J;Smithard D;Knapp I;Anwar S;Farrin A;Tracs Trial;Collaboration Tracstc</text:p>
          </table:table-cell>
          <table:table-cell office:value-type="float" office:value="2013" calcext:value-type="float">
            <text:p>2013</text:p>
          </table:table-cell>
          <table:table-cell office:value-type="string" calcext:value-type="string">
            <text:p>10.1016/S0140-6736(13)61603-7</text:p>
          </table:table-cell>
          <table:table-cell office:value-type="float" office:value="85" calcext:value-type="float">
            <text:p>85</text:p>
          </table:table-cell>
          <table:table-cell table:style-name="Default"/>
          <table:table-cell table:style-name="ce2" office:value-type="string" calcext:value-type="string">
            <text:p>review</text:p>
          </table:table-cell>
          <table:table-cell table:number-columns-repeated="1016"/>
        </table:table-row>
        <table:table-row table:style-name="ro13">
          <table:table-cell office:value-type="float" office:value="9" calcext:value-type="float">
            <text:p>9</text:p>
          </table:table-cell>
          <table:table-cell office:value-type="string" calcext:value-type="string">
            <text:p>The influence of Chinese culture on family caregivers of stroke survivors: A qualitative study</text:p>
          </table:table-cell>
          <table:table-cell/>
          <table:table-cell table:style-name="ce3" office:value-type="float" office:value="2018" calcext:value-type="float">
            <text:p>2018</text:p>
          </table:table-cell>
          <table:table-cell/>
          <table:table-cell office:value-type="float" office:value="60" calcext:value-type="float">
            <text:p>60</text:p>
          </table:table-cell>
          <table:table-cell/>
          <table:table-cell office:value-type="string" calcext:value-type="string">
            <text:p>qualitative</text:p>
          </table:table-cell>
          <table:table-cell table:number-columns-repeated="1016"/>
        </table:table-row>
        <table:table-row table:style-name="ro12">
          <table:table-cell office:value-type="float" office:value="10" calcext:value-type="float">
            <text:p>10</text:p>
          </table:table-cell>
          <table:table-cell office:value-type="string" calcext:value-type="string">
            <text:p>Determinants Of Quality Of Life In Stroke Survivors And Their Informal Caregivers</text:p>
          </table:table-cell>
          <table:table-cell office:value-type="string" calcext:value-type="string">
            <text:p>Jonsson Ac;Lindgren I;Hallstrom B;Norrving A</text:p>
          </table:table-cell>
          <table:table-cell office:value-type="float" office:value="2005" calcext:value-type="float">
            <text:p>2005</text:p>
          </table:table-cell>
          <table:table-cell office:value-type="string" calcext:value-type="string">
            <text:p>10.1161/01.STR.0000160873.32791.20</text:p>
          </table:table-cell>
          <table:table-cell office:value-type="float" office:value="220" calcext:value-type="float">
            <text:p>220</text:p>
          </table:table-cell>
          <table:table-cell office:value-type="string" calcext:value-type="string">
            <text:p>Background And Purpose - We Examined Longitudinal Changes Of Quality Of Life (Qol) Covering Physical And Mental Factors In An Unselected Group Of Stroke Patients And Their Informal Caregivers. Our Hypothesis Was That Informal Caregivers Would Have Better Qol Than Patients At Both Follow-Ups, And That Changes, If Any, Would Be Related To The Patients' Status. Methods - Qol Of 304 Consecutive Stroke Patients And Their 234 Informal Caregivers From The Population-Based Lund Stroke Register Was Assessed 4 Months After Stroke Onset With The Short Form 36 (Sf-36) Questionnaire. Sf-36 Was Repeated For Both Groups After 16 Months Together With Mini Mental State Examination (Mmse) And Geriatric Depression Scale (Gds-20) For Patients. Results - The Patients' Mean Qol Scores Improved Between 4 And 16 Months After Stroke In The Socio-Emotional And Mental Sf-36 Domains And Decreased In The Domain Physical Function. Multivariate Analyses Showed That The Patients' Most Important Determinants Of Qol After 16 Months Were Gds-20 Score, Functional Status, Age, And Gender. Informal Caregivers Had Better Qol Than Patients Except For The Domain Role Emotional And The Mental Component Summary. The Caregivers' Most Important Determinants Of Qol Were Their Own Age And The Patients' Functional Status. Conclusions - Our Study Highlights Depressive Symptoms In Determining Qol Of Stroke Patients. Despite Self-Perceived Deterioration In Physical Function Over Time, Several Other Components Of Qol Improved, Suggesting Internal Adaptation To Changes In Their Life Situations. Informal Caregivers Of Stroke Patients May Be Under Considerable Strain As Suggested By Their Lower Emotional - Mental Scores.</text:p>
          </table:table-cell>
          <table:table-cell table:style-name="ce2" office:value-type="string" calcext:value-type="string">
            <text:p>* quantitative</text:p>
            <text:p>* trend</text:p>
            <text:p>* determinant of QOL, life satisfaction</text:p>
          </table:table-cell>
          <table:table-cell table:number-columns-repeated="1016"/>
        </table:table-row>
        <table:table-row table:style-name="ro1" table:number-rows-repeated="2">
          <table:table-cell table:style-name="ce3"/>
          <table:table-cell table:number-columns-repeated="2"/>
          <table:table-cell table:style-name="ce3"/>
          <table:table-cell table:number-columns-repeated="1020"/>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MY"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10T21:33:30.834000000</dc:date>
    <meta:editing-duration>PT11H3M16S</meta:editing-duration>
    <meta:editing-cycles>5</meta:editing-cycles>
    <meta:generator>LibreOffice/7.3.6.2$Windows_X86_64 LibreOffice_project/c28ca90fd6e1a19e189fc16c05f8f8924961e12e</meta:generator>
    <meta:document-statistic meta:table-count="5" meta:cell-count="386" meta:object-count="0"/>
  </office:meta>
</office:document-meta>
</file>